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 style:data-style-name="N129"/>
    <style:style style:name="ce7" style:family="table-cell" style:parent-style-name="Default" style:data-style-name="N1"/>
    <style:style style:name="ce8" style:family="table-cell" style:parent-style-name="Default" style:data-style-name="N130"/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 style:data-style-name="N129">
      <style:table-cell-properties fo:background-color="#66ff66"/>
    </style:style>
    <style:style style:name="ce12" style:family="table-cell" style:parent-style-name="Default" style:data-style-name="N129">
      <style:table-cell-properties fo:background-color="#99ff99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278in" svg:height="5.9531in" svg:x="0.1827in" svg:y="4.8571in">
            <draw:object draw:notify-on-update-of-ranges="Sheet1.C14:Sheet1.AB14 Sheet1.B15:Sheet1.B15 Sheet1.C15:Sheet1.AB15 Sheet1.B16:Sheet1.B16 Sheet1.C16:Sheet1.AB16 Sheet1.B17:Sheet1.B17 Sheet1.C17:Sheet1.AB17 Sheet1.B18:Sheet1.B18 Sheet1.C18:Sheet1.AB18 Sheet1.B19:Sheet1.B19 Sheet1.C19:Sheet1.AB19 Sheet1.B20:Sheet1.B20 Sheet1.C20:Sheet1.AB20 Sheet1.B21:Sheet1.B21 Sheet1.C21:Sheet1.AB21 Sheet1.B22:Sheet1.B22 Sheet1.C22:Sheet1.AB22 Sheet1.B23:Sheet1.B23 Sheet1.C23:Sheet1.AB23 Sheet1.B24:Sheet1.B24 Sheet1.C24:Sheet1.A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3551in" svg:height="3.5417in" svg:x="1.9673in" svg:y="13.6461in">
            <draw:object draw:notify-on-update-of-ranges="Sheet1.C77:Sheet1.C77 Sheet1.C71:Sheet1.AB71 Sheet1.B73:Sheet1.B73 Sheet1.C74:Sheet1.AB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6" table:default-cell-style-name="Default"/>
        <table:table-row table:style-name="ro1">
          <table:table-cell table:style-name="ce1" office:value-type="string" calcext:value-type="string" table:number-columns-spanned="1" table:number-rows-spanned="24">
            <text:p>Milion Cycles</text:p>
          </table:table-cell>
          <table:table-cell table:style-name="ce2" office:value-type="string" calcext:value-type="string">
            <text:p>TLB=128</text:p>
          </table:table-cell>
          <table:table-cell table:style-name="ce5" table:number-columns-repeated="9"/>
          <table:table-cell table:style-name="ce2"/>
          <table:table-cell table:style-name="ce5" table:number-columns-repeated="16"/>
        </table:table-row>
        <table:table-row table:style-name="ro1">
          <table:covered-table-cell/>
          <table:table-cell table:style-name="ce2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covered-table-cell/>
          <table:table-cell office:value-type="string" calcext:value-type="string">
            <text:p>1ch (CPU)</text:p>
          </table:table-cell>
          <table:table-cell table:style-name="ce6" office:value-type="float" office:value="25.001937" calcext:value-type="float">
            <text:p>25.0019</text:p>
          </table:table-cell>
          <table:table-cell table:style-name="ce6" office:value-type="float" office:value="54.789857" calcext:value-type="float">
            <text:p>54.7899</text:p>
          </table:table-cell>
          <table:table-cell table:style-name="ce6" office:value-type="float" office:value="118.270717" calcext:value-type="float">
            <text:p>118.2707</text:p>
          </table:table-cell>
          <table:table-cell office:value-type="float" office:value="54.912049" calcext:value-type="float">
            <text:p>54.912049</text:p>
          </table:table-cell>
          <table:table-cell table:style-name="ce6" office:value-type="float" office:value="157.772849" calcext:value-type="float">
            <text:p>157.7728</text:p>
          </table:table-cell>
          <table:table-cell table:style-name="ce6" office:value-type="float" office:value="1133.603049" calcext:value-type="float">
            <text:p>1133.6030</text:p>
          </table:table-cell>
          <table:table-cell table:style-name="ce6" office:value-type="float" office:value="173.098533" calcext:value-type="float">
            <text:p>173.0985</text:p>
          </table:table-cell>
          <table:table-cell table:style-name="ce6" office:value-type="float" office:value="41.912085" calcext:value-type="float">
            <text:p>41.9121</text:p>
          </table:table-cell>
          <table:table-cell table:style-name="ce6" office:value-type="float" office:value="515.379213" calcext:value-type="float">
            <text:p>515.3792</text:p>
          </table:table-cell>
          <table:table-cell office:value-type="float" office:value="715.929764" calcext:value-type="float">
            <text:p>715.929764</text:p>
          </table:table-cell>
          <table:table-cell office:value-type="float" office:value="209.848656" calcext:value-type="float">
            <text:p>209.848656</text:p>
          </table:table-cell>
          <table:table-cell office:value-type="float" office:value="738780945" calcext:value-type="float">
            <text:p>738780945</text:p>
          </table:table-cell>
          <table:table-cell office:value-type="float" office:value="267106209" calcext:value-type="float">
            <text:p>267106209</text:p>
          </table:table-cell>
          <table:table-cell office:value-type="float" office:value="501523523" calcext:value-type="float">
            <text:p>501523523</text:p>
          </table:table-cell>
          <table:table-cell office:value-type="float" office:value="545232096" calcext:value-type="float">
            <text:p>545232096</text:p>
          </table:table-cell>
          <table:table-cell office:value-type="float" office:value="535582920" calcext:value-type="float">
            <text:p>535582920</text:p>
          </table:table-cell>
          <table:table-cell office:value-type="float" office:value="509470026" calcext:value-type="float">
            <text:p>509470026</text:p>
          </table:table-cell>
          <table:table-cell office:value-type="float" office:value="505482812" calcext:value-type="float">
            <text:p>505482812</text:p>
          </table:table-cell>
          <table:table-cell office:value-type="float" office:value="526330297" calcext:value-type="float">
            <text:p>526330297</text:p>
          </table:table-cell>
          <table:table-cell office:value-type="float" office:value="856448140" calcext:value-type="float">
            <text:p>856448140</text:p>
          </table:table-cell>
          <table:table-cell table:number-columns-repeated="6"/>
        </table:table-row>
        <table:table-row table:style-name="ro1">
          <table:covered-table-cell/>
          <table:table-cell table:style-name="ce4" office:value-type="string" calcext:value-type="string">
            <text:p>16ch (Perfect PIM)</text:p>
          </table:table-cell>
          <table:table-cell table:style-name="ce6" office:value-type="float" office:value="19.040973" calcext:value-type="float">
            <text:p>19.0410</text:p>
          </table:table-cell>
          <table:table-cell table:style-name="ce6" office:value-type="float" office:value="40.862825" calcext:value-type="float">
            <text:p>40.8628</text:p>
          </table:table-cell>
          <table:table-cell table:style-name="ce6" office:value-type="float" office:value="84.624703" calcext:value-type="float">
            <text:p>84.6247</text:p>
          </table:table-cell>
          <table:table-cell office:value-type="float" office:value="28.927333" calcext:value-type="float">
            <text:p>28.927333</text:p>
          </table:table-cell>
          <table:table-cell table:style-name="ce6" office:value-type="float" office:value="77.478209" calcext:value-type="float">
            <text:p>77.4782</text:p>
          </table:table-cell>
          <table:table-cell table:style-name="ce6" office:value-type="float" office:value="564.822685" calcext:value-type="float">
            <text:p>564.8227</text:p>
          </table:table-cell>
          <table:table-cell table:style-name="ce6" office:value-type="float" office:value="87.797229" calcext:value-type="float">
            <text:p>87.7972</text:p>
          </table:table-cell>
          <table:table-cell table:style-name="ce6" office:value-type="float" office:value="17.871101" calcext:value-type="float">
            <text:p>17.8711</text:p>
          </table:table-cell>
          <table:table-cell table:style-name="ce6" office:value-type="float" office:value="263.33294" calcext:value-type="float">
            <text:p>263.3329</text:p>
          </table:table-cell>
          <table:table-cell office:value-type="float" office:value="431.665932" calcext:value-type="float">
            <text:p>431.665932</text:p>
          </table:table-cell>
          <table:table-cell office:value-type="float" office:value="138.742013" calcext:value-type="float">
            <text:p>138.742013</text:p>
          </table:table-cell>
          <table:table-cell office:value-type="float" office:value="419957772" calcext:value-type="float">
            <text:p>419957772</text:p>
          </table:table-cell>
          <table:table-cell office:value-type="float" office:value="143344001" calcext:value-type="float">
            <text:p>143344001</text:p>
          </table:table-cell>
          <table:table-cell office:value-type="float" office:value="251463435" calcext:value-type="float">
            <text:p>251463435</text:p>
          </table:table-cell>
          <table:table-cell office:value-type="float" office:value="284146400" calcext:value-type="float">
            <text:p>284146400</text:p>
          </table:table-cell>
          <table:table-cell office:value-type="float" office:value="290236912" calcext:value-type="float">
            <text:p>290236912</text:p>
          </table:table-cell>
          <table:table-cell office:value-type="float" office:value="259544117" calcext:value-type="float">
            <text:p>259544117</text:p>
          </table:table-cell>
          <table:table-cell office:value-type="float" office:value="255636208" calcext:value-type="float">
            <text:p>255636208</text:p>
          </table:table-cell>
          <table:table-cell office:value-type="float" office:value="275256222" calcext:value-type="float">
            <text:p>275256222</text:p>
          </table:table-cell>
          <table:table-cell office:value-type="float" office:value="603512040" calcext:value-type="float">
            <text:p>60351204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1-16(miss)</text:p>
          </table:table-cell>
          <table:table-cell table:style-name="ce6" office:value-type="float" office:value="23.315559" calcext:value-type="float">
            <text:p>23.3156</text:p>
          </table:table-cell>
          <table:table-cell table:style-name="ce6" office:value-type="float" office:value="49.377347" calcext:value-type="float">
            <text:p>49.3773</text:p>
          </table:table-cell>
          <table:table-cell table:style-name="ce6" office:value-type="float" office:value="102.557241" calcext:value-type="float">
            <text:p>102.5572</text:p>
          </table:table-cell>
          <table:table-cell office:value-type="float" office:value="29.601241" calcext:value-type="float">
            <text:p>29.601241</text:p>
          </table:table-cell>
          <table:table-cell table:style-name="ce6" office:value-type="float" office:value="86.585593" calcext:value-type="float">
            <text:p>86.5856</text:p>
          </table:table-cell>
          <table:table-cell table:style-name="ce6" table:number-columns-repeated="2"/>
          <table:table-cell table:style-name="ce6" office:value-type="float" office:value="21.60001" calcext:value-type="float">
            <text:p>21.6000</text:p>
          </table:table-cell>
          <table:table-cell table:style-name="ce6" office:value-type="float" office:value="364.832795" calcext:value-type="float">
            <text:p>364.8328</text:p>
          </table:table-cell>
          <table:table-cell office:value-type="float" office:value="569.311245" calcext:value-type="float">
            <text:p>569.311245</text:p>
          </table:table-cell>
          <table:table-cell office:value-type="float" office:value="144.116072" calcext:value-type="float">
            <text:p>144.116072</text:p>
          </table:table-cell>
          <table:table-cell office:value-type="float" office:value="422504529" calcext:value-type="float">
            <text:p>422504529</text:p>
          </table:table-cell>
          <table:table-cell office:value-type="float" office:value="147401980" calcext:value-type="float">
            <text:p>147401980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92576018" calcext:value-type="float">
            <text:p>292576018</text:p>
          </table:table-cell>
          <table:table-cell office:value-type="float" office:value="277219618" calcext:value-type="float">
            <text:p>277219618</text:p>
          </table:table-cell>
          <table:table-cell office:value-type="float" office:value="269528224" calcext:value-type="float">
            <text:p>269528224</text:p>
          </table:table-cell>
          <table:table-cell office:value-type="float" office:value="301529890" calcext:value-type="float">
            <text:p>301529890</text:p>
          </table:table-cell>
          <table:table-cell office:value-type="float" office:value="661767401" calcext:value-type="float">
            <text:p>661767401</text:p>
          </table:table-cell>
          <table:table-cell office:value-type="float" office:value="655128892" calcext:value-type="float">
            <text:p>655128892</text:p>
          </table:table-cell>
          <table:table-cell office:value-type="float" office:value="855899173" calcext:value-type="float">
            <text:p>855899173</text:p>
          </table:table-cell>
          <table:table-cell office:value-type="float" office:value="1143682937" calcext:value-type="float">
            <text:p>114368293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2-16(miss)</text:p>
          </table:table-cell>
          <table:table-cell table:style-name="ce6" office:value-type="float" office:value="23.038235" calcext:value-type="float">
            <text:p>23.0382</text:p>
          </table:table-cell>
          <table:table-cell table:style-name="ce6" office:value-type="float" office:value="49.971631" calcext:value-type="float">
            <text:p>49.9716</text:p>
          </table:table-cell>
          <table:table-cell table:style-name="ce6" office:value-type="float" office:value="103.597021" calcext:value-type="float">
            <text:p>103.5970</text:p>
          </table:table-cell>
          <table:table-cell table:style-name="ce9" office:value-type="float" office:value="28.274537" calcext:value-type="float">
            <text:p>28.274537</text:p>
          </table:table-cell>
          <table:table-cell table:style-name="ce11" office:value-type="float" office:value="86.771437" calcext:value-type="float">
            <text:p>86.7714</text:p>
          </table:table-cell>
          <table:table-cell table:style-name="ce6" table:number-columns-repeated="2"/>
          <table:table-cell table:style-name="ce6" office:value-type="float" office:value="21.565674" calcext:value-type="float">
            <text:p>21.5657</text:p>
          </table:table-cell>
          <table:table-cell table:style-name="ce6" office:value-type="float" office:value="364.156871" calcext:value-type="float">
            <text:p>364.1569</text:p>
          </table:table-cell>
          <table:table-cell office:value-type="float" office:value="567.661944" calcext:value-type="float">
            <text:p>567.661944</text:p>
          </table:table-cell>
          <table:table-cell office:value-type="float" office:value="143.139521" calcext:value-type="float">
            <text:p>143.139521</text:p>
          </table:table-cell>
          <table:table-cell office:value-type="float" office:value="424943401" calcext:value-type="float">
            <text:p>424943401</text:p>
          </table:table-cell>
          <table:table-cell office:value-type="float" office:value="147781304" calcext:value-type="float">
            <text:p>147781304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92169104" calcext:value-type="float">
            <text:p>292169104</text:p>
          </table:table-cell>
          <table:table-cell office:value-type="float" office:value="277219618" calcext:value-type="float">
            <text:p>277219618</text:p>
          </table:table-cell>
          <table:table-cell office:value-type="float" office:value="269528224" calcext:value-type="float">
            <text:p>269528224</text:p>
          </table:table-cell>
          <table:table-cell office:value-type="float" office:value="301680008" calcext:value-type="float">
            <text:p>301680008</text:p>
          </table:table-cell>
          <table:table-cell office:value-type="float" office:value="661379905" calcext:value-type="float">
            <text:p>661379905</text:p>
          </table:table-cell>
          <table:table-cell office:value-type="float" office:value="655085004" calcext:value-type="float">
            <text:p>655085004</text:p>
          </table:table-cell>
          <table:table-cell office:value-type="float" office:value="847317145" calcext:value-type="float">
            <text:p>847317145</text:p>
          </table:table-cell>
          <table:table-cell office:value-type="float" office:value="1141285693" calcext:value-type="float">
            <text:p>114128569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4-16(miss)</text:p>
          </table:table-cell>
          <table:table-cell table:style-name="ce6" office:value-type="float" office:value="23.303285" calcext:value-type="float">
            <text:p>23.3033</text:p>
          </table:table-cell>
          <table:table-cell table:style-name="ce6" office:value-type="float" office:value="49.748275" calcext:value-type="float">
            <text:p>49.7483</text:p>
          </table:table-cell>
          <table:table-cell table:style-name="ce6" office:value-type="float" office:value="103.147039" calcext:value-type="float">
            <text:p>103.1470</text:p>
          </table:table-cell>
          <table:table-cell table:style-name="ce9" office:value-type="float" office:value="28.274537" calcext:value-type="float">
            <text:p>28.274537</text:p>
          </table:table-cell>
          <table:table-cell table:style-name="ce11" office:value-type="float" office:value="86.771437" calcext:value-type="float">
            <text:p>86.7714</text:p>
          </table:table-cell>
          <table:table-cell table:style-name="ce6" table:number-columns-repeated="2"/>
          <table:table-cell table:style-name="ce6" office:value-type="float" office:value="21.597259" calcext:value-type="float">
            <text:p>21.5973</text:p>
          </table:table-cell>
          <table:table-cell table:style-name="ce6" office:value-type="float" office:value="364.513207" calcext:value-type="float">
            <text:p>364.5132</text:p>
          </table:table-cell>
          <table:table-cell office:value-type="float" office:value="566.954488" calcext:value-type="float">
            <text:p>566.954488</text:p>
          </table:table-cell>
          <table:table-cell office:value-type="float" office:value="141.484976" calcext:value-type="float">
            <text:p>141.484976</text:p>
          </table:table-cell>
          <table:table-cell office:value-type="float" office:value="426753237" calcext:value-type="float">
            <text:p>426753237</text:p>
          </table:table-cell>
          <table:table-cell office:value-type="float" office:value="146203308" calcext:value-type="float">
            <text:p>146203308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91674101" calcext:value-type="float">
            <text:p>291674101</text:p>
          </table:table-cell>
          <table:table-cell office:value-type="float" office:value="277219618" calcext:value-type="float">
            <text:p>277219618</text:p>
          </table:table-cell>
          <table:table-cell office:value-type="float" office:value="269528224" calcext:value-type="float">
            <text:p>269528224</text:p>
          </table:table-cell>
          <table:table-cell office:value-type="float" office:value="302024266" calcext:value-type="float">
            <text:p>302024266</text:p>
          </table:table-cell>
          <table:table-cell office:value-type="float" office:value="660099977" calcext:value-type="float">
            <text:p>660099977</text:p>
          </table:table-cell>
          <table:table-cell office:value-type="float" office:value="659145056" calcext:value-type="float">
            <text:p>659145056</text:p>
          </table:table-cell>
          <table:table-cell office:value-type="float" office:value="830747325" calcext:value-type="float">
            <text:p>830747325</text:p>
          </table:table-cell>
          <table:table-cell office:value-type="float" office:value="1138008001" calcext:value-type="float">
            <text:p>113800800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8-16(miss)</text:p>
          </table:table-cell>
          <table:table-cell table:style-name="ce6" office:value-type="float" office:value="22.283651" calcext:value-type="float">
            <text:p>22.2837</text:p>
          </table:table-cell>
          <table:table-cell table:style-name="ce6" office:value-type="float" office:value="49.296503" calcext:value-type="float">
            <text:p>49.2965</text:p>
          </table:table-cell>
          <table:table-cell table:style-name="ce6" office:value-type="float" office:value="102.181827" calcext:value-type="float">
            <text:p>102.1818</text:p>
          </table:table-cell>
          <table:table-cell office:value-type="float" office:value="28.274537" calcext:value-type="float">
            <text:p>28.274537</text:p>
          </table:table-cell>
          <table:table-cell table:style-name="ce6" office:value-type="float" office:value="86.771437" calcext:value-type="float">
            <text:p>86.7714</text:p>
          </table:table-cell>
          <table:table-cell table:style-name="ce6" table:number-columns-repeated="2"/>
          <table:table-cell table:style-name="ce6" office:value-type="float" office:value="21.622634" calcext:value-type="float">
            <text:p>21.6226</text:p>
          </table:table-cell>
          <table:table-cell table:style-name="ce6" office:value-type="float" office:value="364.196764" calcext:value-type="float">
            <text:p>364.1968</text:p>
          </table:table-cell>
          <table:table-cell office:value-type="float" office:value="562.952436" calcext:value-type="float">
            <text:p>562.952436</text:p>
          </table:table-cell>
          <table:table-cell office:value-type="float" office:value="138.914532" calcext:value-type="float">
            <text:p>138.914532</text:p>
          </table:table-cell>
          <table:table-cell office:value-type="float" office:value="424394845" calcext:value-type="float">
            <text:p>424394845</text:p>
          </table:table-cell>
          <table:table-cell office:value-type="float" office:value="144985828" calcext:value-type="float">
            <text:p>144985828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88813950" calcext:value-type="float">
            <text:p>288813950</text:p>
          </table:table-cell>
          <table:table-cell office:value-type="float" office:value="276219618" calcext:value-type="float">
            <text:p>276219618</text:p>
          </table:table-cell>
          <table:table-cell office:value-type="float" office:value="268528224" calcext:value-type="float">
            <text:p>268528224</text:p>
          </table:table-cell>
          <table:table-cell office:value-type="float" office:value="301920870" calcext:value-type="float">
            <text:p>301920870</text:p>
          </table:table-cell>
          <table:table-cell office:value-type="float" office:value="656106216" calcext:value-type="float">
            <text:p>656106216</text:p>
          </table:table-cell>
          <table:table-cell office:value-type="float" office:value="660187212" calcext:value-type="float">
            <text:p>660187212</text:p>
          </table:table-cell>
          <table:table-cell office:value-type="float" office:value="798731621" calcext:value-type="float">
            <text:p>798731621</text:p>
          </table:table-cell>
          <table:table-cell office:value-type="float" office:value="1133927369" calcext:value-type="float">
            <text:p>113392736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1-16</text:p>
          </table:table-cell>
          <table:table-cell table:style-name="ce6" office:value-type="float" office:value="179.732069" calcext:value-type="float">
            <text:p>179.7321</text:p>
          </table:table-cell>
          <table:table-cell table:style-name="ce6" office:value-type="float" office:value="392.417661" calcext:value-type="float">
            <text:p>392.4177</text:p>
          </table:table-cell>
          <table:table-cell table:style-name="ce6" office:value-type="float" office:value="794.036969" calcext:value-type="float">
            <text:p>794.0370</text:p>
          </table:table-cell>
          <table:table-cell office:value-type="float" office:value="378.529385" calcext:value-type="float">
            <text:p>378.529385</text:p>
          </table:table-cell>
          <table:table-cell table:style-name="ce6" office:value-type="float" office:value="411.431561" calcext:value-type="float">
            <text:p>411.4316</text:p>
          </table:table-cell>
          <table:table-cell table:style-name="ce6"/>
          <table:table-cell table:style-name="ce6" office:value-type="float" office:value="1156.900039" calcext:value-type="float">
            <text:p>1156.9000</text:p>
          </table:table-cell>
          <table:table-cell table:style-name="ce6" office:value-type="float" office:value="201.293408" calcext:value-type="float">
            <text:p>201.2934</text:p>
          </table:table-cell>
          <table:table-cell table:style-name="ce6" office:value-type="float" office:value="455.96598" calcext:value-type="float">
            <text:p>455.9660</text:p>
          </table:table-cell>
          <table:table-cell table:style-name="ce13" office:value-type="float" office:value="1002.843056" calcext:value-type="float">
            <text:p>1002.843056</text:p>
          </table:table-cell>
          <table:table-cell office:value-type="float" office:value="634.989336" calcext:value-type="float">
            <text:p>634.989336</text:p>
          </table:table-cell>
          <table:table-cell office:value-type="float" office:value="1027625852" calcext:value-type="float">
            <text:p>10276258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2-16</text:p>
          </table:table-cell>
          <table:table-cell table:style-name="ce6" office:value-type="float" office:value="179.732069" calcext:value-type="float">
            <text:p>179.7321</text:p>
          </table:table-cell>
          <table:table-cell table:style-name="ce6" office:value-type="float" office:value="390.668773" calcext:value-type="float">
            <text:p>390.6688</text:p>
          </table:table-cell>
          <table:table-cell table:style-name="ce6" office:value-type="float" office:value="795.044549" calcext:value-type="float">
            <text:p>795.0445</text:p>
          </table:table-cell>
          <table:table-cell table:style-name="ce10" office:value-type="float" office:value="378.529385" calcext:value-type="float">
            <text:p>378.529385</text:p>
          </table:table-cell>
          <table:table-cell table:style-name="ce12" office:value-type="float" office:value="411.431561" calcext:value-type="float">
            <text:p>411.4316</text:p>
          </table:table-cell>
          <table:table-cell table:style-name="ce6"/>
          <table:table-cell table:style-name="ce12" office:value-type="float" office:value="1156.658783" calcext:value-type="float">
            <text:p>1156.6588</text:p>
          </table:table-cell>
          <table:table-cell table:style-name="ce6" office:value-type="float" office:value="201.51674" calcext:value-type="float">
            <text:p>201.5167</text:p>
          </table:table-cell>
          <table:table-cell table:style-name="ce6" office:value-type="float" office:value="455.318464" calcext:value-type="float">
            <text:p>455.3185</text:p>
          </table:table-cell>
          <table:table-cell office:value-type="float" office:value="998.275268" calcext:value-type="float">
            <text:p>998.275268</text:p>
          </table:table-cell>
          <table:table-cell office:value-type="float" office:value="623.564736" calcext:value-type="float">
            <text:p>623.564736</text:p>
          </table:table-cell>
          <table:table-cell office:value-type="float" office:value="1013343021" calcext:value-type="float">
            <text:p>1013343021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4-16</text:p>
          </table:table-cell>
          <table:table-cell table:style-name="ce6" office:value-type="float" office:value="180.038533" calcext:value-type="float">
            <text:p>180.0385</text:p>
          </table:table-cell>
          <table:table-cell table:style-name="ce6" office:value-type="float" office:value="384.836961" calcext:value-type="float">
            <text:p>384.8370</text:p>
          </table:table-cell>
          <table:table-cell table:style-name="ce6" office:value-type="float" office:value="797.622869" calcext:value-type="float">
            <text:p>797.6229</text:p>
          </table:table-cell>
          <table:table-cell table:style-name="ce10" office:value-type="float" office:value="378.529385" calcext:value-type="float">
            <text:p>378.529385</text:p>
          </table:table-cell>
          <table:table-cell table:style-name="ce12" office:value-type="float" office:value="411.431561" calcext:value-type="float">
            <text:p>411.4316</text:p>
          </table:table-cell>
          <table:table-cell table:style-name="ce6"/>
          <table:table-cell table:style-name="ce12" office:value-type="float" office:value="1156.658783" calcext:value-type="float">
            <text:p>1156.6588</text:p>
          </table:table-cell>
          <table:table-cell table:style-name="ce6" office:value-type="float" office:value="201.393688" calcext:value-type="float">
            <text:p>201.3937</text:p>
          </table:table-cell>
          <table:table-cell table:style-name="ce6" office:value-type="float" office:value="454.7748" calcext:value-type="float">
            <text:p>454.7748</text:p>
          </table:table-cell>
          <table:table-cell office:value-type="float" office:value="989.449192" calcext:value-type="float">
            <text:p>989.449192</text:p>
          </table:table-cell>
          <table:table-cell office:value-type="float" office:value="603.309724" calcext:value-type="float">
            <text:p>603.309724</text:p>
          </table:table-cell>
          <table:table-cell office:value-type="float" office:value="1007551625" calcext:value-type="float">
            <text:p>1007551625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8-16</text:p>
          </table:table-cell>
          <table:table-cell table:style-name="ce6" office:value-type="float" office:value="176.141605" calcext:value-type="float">
            <text:p>176.1416</text:p>
          </table:table-cell>
          <table:table-cell table:style-name="ce6" office:value-type="float" office:value="378.759737" calcext:value-type="float">
            <text:p>378.7597</text:p>
          </table:table-cell>
          <table:table-cell table:style-name="ce6" office:value-type="float" office:value="781.407121" calcext:value-type="float">
            <text:p>781.4071</text:p>
          </table:table-cell>
          <table:table-cell office:value-type="float" office:value="379.457361" calcext:value-type="float">
            <text:p>379.457361</text:p>
          </table:table-cell>
          <table:table-cell table:style-name="ce6" office:value-type="float" office:value="411.051801" calcext:value-type="float">
            <text:p>411.0518</text:p>
          </table:table-cell>
          <table:table-cell table:style-name="ce6"/>
          <table:table-cell table:style-name="ce6" office:value-type="float" office:value="1156.658783" calcext:value-type="float">
            <text:p>1156.6588</text:p>
          </table:table-cell>
          <table:table-cell table:style-name="ce6" office:value-type="float" office:value="200.545984" calcext:value-type="float">
            <text:p>200.5460</text:p>
          </table:table-cell>
          <table:table-cell table:style-name="ce6" office:value-type="float" office:value="454.920052" calcext:value-type="float">
            <text:p>454.9201</text:p>
          </table:table-cell>
          <table:table-cell office:value-type="float" office:value="979.761108" calcext:value-type="float">
            <text:p>979.761108</text:p>
          </table:table-cell>
          <table:table-cell office:value-type="float" office:value="575.816588" calcext:value-type="float">
            <text:p>575.816588</text:p>
          </table:table-cell>
          <table:table-cell office:value-type="float" office:value="996054652" calcext:value-type="float">
            <text:p>9960546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>
            <text:p>TLB=128</text:p>
          </table:table-cell>
          <table:table-cell table:style-name="ce5" table:number-columns-repeated="26"/>
        </table:table-row>
        <table:table-row table:style-name="ro1">
          <table:covered-table-cell/>
          <table:table-cell table:style-name="ce2" office:value-type="string" calcext:value-type="string">
            <text:p>Slowdown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covered-table-cell/>
          <table:table-cell office:value-type="string" calcext:value-type="string">
            <text:p>1ch (CPU)</text:p>
          </table:table-cell>
          <table:table-cell table:style-name="ce6" table:formula="of:=[.C3]/[.C3]" office:value-type="float" office:value="1" calcext:value-type="float">
            <text:p>1.0000</text:p>
          </table:table-cell>
          <table:table-cell table:style-name="ce6" table:formula="of:=[.D3]/[.D3]" office:value-type="float" office:value="1" calcext:value-type="float">
            <text:p>1.0000</text:p>
          </table:table-cell>
          <table:table-cell table:style-name="ce6" table:formula="of:=[.E3]/[.E3]" office:value-type="float" office:value="1" calcext:value-type="float">
            <text:p>1.0000</text:p>
          </table:table-cell>
          <table:table-cell table:style-name="ce6" table:formula="of:=[.J3]/[.J3]" office:value-type="float" office:value="1" calcext:value-type="float">
            <text:p>1.0000</text:p>
          </table:table-cell>
          <table:table-cell table:style-name="ce6" table:formula="of:=[.G3]/[.G3]" office:value-type="float" office:value="1" calcext:value-type="float">
            <text:p>1.0000</text:p>
          </table:table-cell>
          <table:table-cell table:style-name="ce6" table:formula="of:=[.H3]/[.H3]" office:value-type="float" office:value="1" calcext:value-type="float">
            <text:p>1.0000</text:p>
          </table:table-cell>
          <table:table-cell table:style-name="ce6" table:formula="of:=[.I3]/[.I3]" office:value-type="float" office:value="1" calcext:value-type="float">
            <text:p>1.0000</text:p>
          </table:table-cell>
          <table:table-cell table:style-name="ce6" table:formula="of:=[.J3]/[.J3]" office:value-type="float" office:value="1" calcext:value-type="float">
            <text:p>1.0000</text:p>
          </table:table-cell>
          <table:table-cell table:style-name="ce6" table:formula="of:=[.K3]/[.K3]" office:value-type="float" office:value="1" calcext:value-type="float">
            <text:p>1.0000</text:p>
          </table:table-cell>
          <table:table-cell table:style-name="ce6" table:formula="of:=[.L3]/[.L3]" office:value-type="float" office:value="1" calcext:value-type="float">
            <text:p>1.0000</text:p>
          </table:table-cell>
          <table:table-cell table:style-name="ce6" table:formula="of:=[.M3]/[.M3]" office:value-type="float" office:value="1" calcext:value-type="float">
            <text:p>1.0000</text:p>
          </table:table-cell>
          <table:table-cell table:style-name="ce6" table:formula="of:=[.N3]/[.N3]" office:value-type="float" office:value="1" calcext:value-type="float">
            <text:p>1.0000</text:p>
          </table:table-cell>
          <table:table-cell table:style-name="ce6" table:formula="of:=[.O3]/[.O3]" office:value-type="float" office:value="1" calcext:value-type="float">
            <text:p>1.0000</text:p>
          </table:table-cell>
          <table:table-cell table:style-name="ce6" table:formula="of:=[.P3]/[.P3]" office:value-type="float" office:value="1" calcext:value-type="float">
            <text:p>1.0000</text:p>
          </table:table-cell>
          <table:table-cell table:style-name="ce6" table:formula="of:=[.Q3]/[.Q3]" office:value-type="float" office:value="1" calcext:value-type="float">
            <text:p>1.0000</text:p>
          </table:table-cell>
          <table:table-cell table:style-name="ce6" table:formula="of:=[.R3]/[.R3]" office:value-type="float" office:value="1" calcext:value-type="float">
            <text:p>1.0000</text:p>
          </table:table-cell>
          <table:table-cell table:style-name="ce6" table:formula="of:=[.S3]/[.S3]" office:value-type="float" office:value="1" calcext:value-type="float">
            <text:p>1.0000</text:p>
          </table:table-cell>
          <table:table-cell table:style-name="ce6" table:formula="of:=[.T3]/[.T3]" office:value-type="float" office:value="1" calcext:value-type="float">
            <text:p>1.0000</text:p>
          </table:table-cell>
          <table:table-cell table:style-name="ce6" table:formula="of:=[.U3]/[.U3]" office:value-type="float" office:value="1" calcext:value-type="float">
            <text:p>1.0000</text:p>
          </table:table-cell>
          <table:table-cell table:style-name="ce6" table:formula="of:=[.V3]/[.V3]" office:value-type="float" office:value="1" calcext:value-type="float">
            <text:p>1.0000</text:p>
          </table:table-cell>
          <table:table-cell table:style-name="ce6" table:formula="of:=[.W3]/[.W3]" office:value-type="string" office:string-value="" calcext:value-type="error">
            <text:p>#DIV/0!</text:p>
          </table:table-cell>
          <table:table-cell table:style-name="ce6" table:formula="of:=[.X3]/[.X3]" office:value-type="string" office:string-value="" calcext:value-type="error">
            <text:p>#DIV/0!</text:p>
          </table:table-cell>
          <table:table-cell table:style-name="ce6" table:formula="of:=[.Y3]/[.Y3]" office:value-type="string" office:string-value="" calcext:value-type="error">
            <text:p>#DIV/0!</text:p>
          </table:table-cell>
          <table:table-cell table:style-name="ce6" table:formula="of:=[.Z3]/[.Z3]" office:value-type="string" office:string-value="" calcext:value-type="error">
            <text:p>#DIV/0!</text:p>
          </table:table-cell>
          <table:table-cell table:style-name="ce6" table:formula="of:=[.AA3]/[.AA3]" office:value-type="string" office:string-value="" calcext:value-type="error">
            <text:p>#DIV/0!</text:p>
          </table:table-cell>
          <table:table-cell table:style-name="ce6" table:formula="of:=[.AB3]/[.AB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16ch (Perfect PIM)</text:p>
          </table:table-cell>
          <table:table-cell table:style-name="ce6" table:formula="of:=[.C3]/[.C4]" office:value-type="float" office:value="1.31305984205744" calcext:value-type="float">
            <text:p>1.3131</text:p>
          </table:table-cell>
          <table:table-cell table:style-name="ce6" table:formula="of:=[.D3]/[.D4]" office:value-type="float" office:value="1.34082401302406" calcext:value-type="float">
            <text:p>1.3408</text:p>
          </table:table-cell>
          <table:table-cell table:style-name="ce6" table:formula="of:=[.E3]/[.E4]" office:value-type="float" office:value="1.39759092566623" calcext:value-type="float">
            <text:p>1.3976</text:p>
          </table:table-cell>
          <table:table-cell table:style-name="ce6" table:formula="of:=[.J3]/[.J4]" office:value-type="float" office:value="2.34524358627932" calcext:value-type="float">
            <text:p>2.3452</text:p>
          </table:table-cell>
          <table:table-cell table:style-name="ce6" table:formula="of:=[.G3]/[.G4]" office:value-type="float" office:value="2.03635126619925" calcext:value-type="float">
            <text:p>2.0364</text:p>
          </table:table-cell>
          <table:table-cell table:style-name="ce6" table:formula="of:=[.H3]/[.H4]" office:value-type="float" office:value="2.00700694059411" calcext:value-type="float">
            <text:p>2.0070</text:p>
          </table:table-cell>
          <table:table-cell table:style-name="ce6" table:formula="of:=[.I3]/[.I4]" office:value-type="float" office:value="1.97157171099329" calcext:value-type="float">
            <text:p>1.9716</text:p>
          </table:table-cell>
          <table:table-cell table:style-name="ce6" table:formula="of:=[.J3]/[.J4]" office:value-type="float" office:value="2.34524358627932" calcext:value-type="float">
            <text:p>2.3452</text:p>
          </table:table-cell>
          <table:table-cell table:style-name="ce6" table:formula="of:=[.K3]/[.K4]" office:value-type="float" office:value="1.95713917522054" calcext:value-type="float">
            <text:p>1.9571</text:p>
          </table:table-cell>
          <table:table-cell table:style-name="ce6" table:formula="of:=[.L3]/[.L4]" office:value-type="float" office:value="1.65852737250527" calcext:value-type="float">
            <text:p>1.6585</text:p>
          </table:table-cell>
          <table:table-cell table:style-name="ce6" table:formula="of:=[.M3]/[.M4]" office:value-type="float" office:value="1.51250981200626" calcext:value-type="float">
            <text:p>1.5125</text:p>
          </table:table-cell>
          <table:table-cell table:style-name="ce6" table:formula="of:=[.N3]/[.N4]" office:value-type="float" office:value="1.75917912289524" calcext:value-type="float">
            <text:p>1.7592</text:p>
          </table:table-cell>
          <table:table-cell table:style-name="ce6" table:formula="of:=[.O3]/[.O4]" office:value-type="float" office:value="1.86339300658979" calcext:value-type="float">
            <text:p>1.8634</text:p>
          </table:table-cell>
          <table:table-cell table:style-name="ce6" table:formula="of:=[.P3]/[.P4]" office:value-type="float" office:value="1.9944192800834" calcext:value-type="float">
            <text:p>1.9944</text:p>
          </table:table-cell>
          <table:table-cell table:style-name="ce6" table:formula="of:=[.Q3]/[.Q4]" office:value-type="float" office:value="1.91884217431578" calcext:value-type="float">
            <text:p>1.9188</text:p>
          </table:table-cell>
          <table:table-cell table:style-name="ce6" table:formula="of:=[.R3]/[.R4]" office:value-type="float" office:value="1.84533013498986" calcext:value-type="float">
            <text:p>1.8453</text:p>
          </table:table-cell>
          <table:table-cell table:style-name="ce6" table:formula="of:=[.S3]/[.S4]" office:value-type="float" office:value="1.96294191480364" calcext:value-type="float">
            <text:p>1.9629</text:p>
          </table:table-cell>
          <table:table-cell table:style-name="ce6" table:formula="of:=[.T3]/[.T4]" office:value-type="float" office:value="1.97735217540076" calcext:value-type="float">
            <text:p>1.9774</text:p>
          </table:table-cell>
          <table:table-cell table:style-name="ce6" table:formula="of:=[.U3]/[.U4]" office:value-type="float" office:value="1.91214677428799" calcext:value-type="float">
            <text:p>1.9121</text:p>
          </table:table-cell>
          <table:table-cell table:style-name="ce6" table:formula="of:=[.V3]/[.V4]" office:value-type="float" office:value="1.41910696595216" calcext:value-type="float">
            <text:p>1.4191</text:p>
          </table:table-cell>
          <table:table-cell table:style-name="ce6" table:formula="of:=[.W3]/[.W4]" office:value-type="string" office:string-value="" calcext:value-type="error">
            <text:p>#DIV/0!</text:p>
          </table:table-cell>
          <table:table-cell table:style-name="ce6" table:formula="of:=[.X3]/[.X4]" office:value-type="string" office:string-value="" calcext:value-type="error">
            <text:p>#DIV/0!</text:p>
          </table:table-cell>
          <table:table-cell table:style-name="ce6" table:formula="of:=[.Y3]/[.Y4]" office:value-type="string" office:string-value="" calcext:value-type="error">
            <text:p>#DIV/0!</text:p>
          </table:table-cell>
          <table:table-cell table:style-name="ce6" table:formula="of:=[.Z3]/[.Z4]" office:value-type="string" office:string-value="" calcext:value-type="error">
            <text:p>#DIV/0!</text:p>
          </table:table-cell>
          <table:table-cell table:style-name="ce6" table:formula="of:=[.AA3]/[.AA4]" office:value-type="string" office:string-value="" calcext:value-type="error">
            <text:p>#DIV/0!</text:p>
          </table:table-cell>
          <table:table-cell table:style-name="ce6" table:formula="of:=[.AB3]/[.AB4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1-16(miss)</text:p>
          </table:table-cell>
          <table:table-cell table:style-name="ce6" table:formula="of:=[.C3]/[.C5]" office:value-type="float" office:value="1.07232843956261" calcext:value-type="float">
            <text:p>1.0723</text:p>
          </table:table-cell>
          <table:table-cell table:style-name="ce6" table:formula="of:=[.D3]/[.D5]" office:value-type="float" office:value="1.10961524522571" calcext:value-type="float">
            <text:p>1.1096</text:p>
          </table:table-cell>
          <table:table-cell table:style-name="ce6" table:formula="of:=[.E3]/[.E5]" office:value-type="float" office:value="1.1532166412316" calcext:value-type="float">
            <text:p>1.1532</text:p>
          </table:table-cell>
          <table:table-cell table:style-name="ce6" table:formula="of:=[.J3]/[.J5]" office:value-type="float" office:value="1.94037340723453" calcext:value-type="float">
            <text:p>1.9404</text:p>
          </table:table-cell>
          <table:table-cell table:style-name="ce6" table:formula="of:=[.G3]/[.G5]" office:value-type="float" office:value="1.82216051808989" calcext:value-type="float">
            <text:p>1.8222</text:p>
          </table:table-cell>
          <table:table-cell table:style-name="ce6" table:formula="of:=[.H3]/[.H5]" office:value-type="string" office:string-value="" calcext:value-type="error">
            <text:p>#DIV/0!</text:p>
          </table:table-cell>
          <table:table-cell table:style-name="ce6" table:formula="of:=[.I3]/[.I5]" office:value-type="string" office:string-value="" calcext:value-type="error">
            <text:p>#DIV/0!</text:p>
          </table:table-cell>
          <table:table-cell table:style-name="ce6" table:formula="of:=[.J3]/[.J5]" office:value-type="float" office:value="1.94037340723453" calcext:value-type="float">
            <text:p>1.9404</text:p>
          </table:table-cell>
          <table:table-cell table:style-name="ce6" table:formula="of:=[.K3]/[.K5]" office:value-type="float" office:value="1.4126449706913" calcext:value-type="float">
            <text:p>1.4126</text:p>
          </table:table-cell>
          <table:table-cell table:style-name="ce6" table:formula="of:=[.L3]/[.L5]" office:value-type="float" office:value="1.25753666432498" calcext:value-type="float">
            <text:p>1.2575</text:p>
          </table:table-cell>
          <table:table-cell table:style-name="ce6" table:formula="of:=[.M3]/[.M5]" office:value-type="float" office:value="1.45610862888353" calcext:value-type="float">
            <text:p>1.4561</text:p>
          </table:table-cell>
          <table:table-cell table:style-name="ce6" table:formula="of:=[.N3]/[.N5]" office:value-type="float" office:value="1.74857520876421" calcext:value-type="float">
            <text:p>1.7486</text:p>
          </table:table-cell>
          <table:table-cell table:style-name="ce6" table:formula="of:=[.O3]/[.O5]" office:value-type="float" office:value="1.81209376563327" calcext:value-type="float">
            <text:p>1.8121</text:p>
          </table:table-cell>
          <table:table-cell table:style-name="ce6" table:formula="of:=[.P3]/[.P5]" office:value-type="float" office:value="1.96612572871728" calcext:value-type="float">
            <text:p>1.9661</text:p>
          </table:table-cell>
          <table:table-cell table:style-name="ce6" table:formula="of:=[.Q3]/[.Q5]" office:value-type="float" office:value="1.76003576781276" calcext:value-type="float">
            <text:p>1.7600</text:p>
          </table:table-cell>
          <table:table-cell table:style-name="ce6" table:formula="of:=[.R3]/[.R5]" office:value-type="float" office:value="1.83057696820523" calcext:value-type="float">
            <text:p>1.8306</text:p>
          </table:table-cell>
          <table:table-cell table:style-name="ce6" table:formula="of:=[.S3]/[.S5]" office:value-type="float" office:value="1.8377848929869" calcext:value-type="float">
            <text:p>1.8378</text:p>
          </table:table-cell>
          <table:table-cell table:style-name="ce6" table:formula="of:=[.T3]/[.T5]" office:value-type="float" office:value="1.87543554622317" calcext:value-type="float">
            <text:p>1.8754</text:p>
          </table:table-cell>
          <table:table-cell table:style-name="ce6" table:formula="of:=[.U3]/[.U5]" office:value-type="float" office:value="1.74553274635559" calcext:value-type="float">
            <text:p>1.7455</text:p>
          </table:table-cell>
          <table:table-cell table:style-name="ce6" table:formula="of:=[.V3]/[.V5]" office:value-type="float" office:value="1.29418302972588" calcext:value-type="float">
            <text:p>1.2942</text:p>
          </table:table-cell>
          <table:table-cell table:style-name="ce6" table:formula="of:=[.W3]/[.X5]" office:value-type="float" office:value="0" calcext:value-type="float">
            <text:p>0.0000</text:p>
          </table:table-cell>
          <table:table-cell table:style-name="ce6" table:formula="of:=[.X3]/[.X5]" office:value-type="float" office:value="0" calcext:value-type="float">
            <text:p>0.0000</text:p>
          </table:table-cell>
          <table:table-cell table:style-name="ce6" table:formula="of:=[.Y3]/[.Y5]" office:value-type="float" office:value="0" calcext:value-type="float">
            <text:p>0.0000</text:p>
          </table:table-cell>
          <table:table-cell table:style-name="ce6" table:formula="of:=[.Z3]/[.Z5]" office:value-type="string" office:string-value="" calcext:value-type="error">
            <text:p>#DIV/0!</text:p>
          </table:table-cell>
          <table:table-cell table:style-name="ce6" table:formula="of:=[.AA3]/[.AA5]" office:value-type="string" office:string-value="" calcext:value-type="error">
            <text:p>#DIV/0!</text:p>
          </table:table-cell>
          <table:table-cell table:style-name="ce6" table:formula="of:=[.AB3]/[.AB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2-16(miss)</text:p>
          </table:table-cell>
          <table:table-cell table:style-name="ce6" table:formula="of:=[.C3]/[.C6]" office:value-type="float" office:value="1.08523665115839" calcext:value-type="float">
            <text:p>1.0852</text:p>
          </table:table-cell>
          <table:table-cell table:style-name="ce6" table:formula="of:=[.D3]/[.D6]" office:value-type="float" office:value="1.09641922634064" calcext:value-type="float">
            <text:p>1.0964</text:p>
          </table:table-cell>
          <table:table-cell table:style-name="ce6" table:formula="of:=[.E3]/[.E6]" office:value-type="float" office:value="1.14164206517097" calcext:value-type="float">
            <text:p>1.1416</text:p>
          </table:table-cell>
          <table:table-cell table:style-name="ce6" table:formula="of:=[.J3]/[.J6]" office:value-type="float" office:value="1.94346279184226" calcext:value-type="float">
            <text:p>1.9435</text:p>
          </table:table-cell>
          <table:table-cell table:style-name="ce6" table:formula="of:=[.G3]/[.G6]" office:value-type="float" office:value="1.81825787902994" calcext:value-type="float">
            <text:p>1.8183</text:p>
          </table:table-cell>
          <table:table-cell table:style-name="ce6" table:formula="of:=[.H3]/[.H6]" office:value-type="string" office:string-value="" calcext:value-type="error">
            <text:p>#DIV/0!</text:p>
          </table:table-cell>
          <table:table-cell table:style-name="ce6" table:formula="of:=[.I3]/[.I6]" office:value-type="string" office:string-value="" calcext:value-type="error">
            <text:p>#DIV/0!</text:p>
          </table:table-cell>
          <table:table-cell table:style-name="ce6" table:formula="of:=[.J3]/[.J6]" office:value-type="float" office:value="1.94346279184226" calcext:value-type="float">
            <text:p>1.9435</text:p>
          </table:table-cell>
          <table:table-cell table:style-name="ce6" table:formula="of:=[.K3]/[.K6]" office:value-type="float" office:value="1.41526702924685" calcext:value-type="float">
            <text:p>1.4153</text:p>
          </table:table-cell>
          <table:table-cell table:style-name="ce6" table:formula="of:=[.L3]/[.L6]" office:value-type="float" office:value="1.26119034676737" calcext:value-type="float">
            <text:p>1.2612</text:p>
          </table:table-cell>
          <table:table-cell table:style-name="ce6" table:formula="of:=[.M3]/[.M6]" office:value-type="float" office:value="1.46604274301016" calcext:value-type="float">
            <text:p>1.4660</text:p>
          </table:table-cell>
          <table:table-cell table:style-name="ce6" table:formula="of:=[.N3]/[.N6]" office:value-type="float" office:value="1.73853963436415" calcext:value-type="float">
            <text:p>1.7385</text:p>
          </table:table-cell>
          <table:table-cell table:style-name="ce6" table:formula="of:=[.O3]/[.O6]" office:value-type="float" office:value="1.80744249624432" calcext:value-type="float">
            <text:p>1.8074</text:p>
          </table:table-cell>
          <table:table-cell table:style-name="ce6" table:formula="of:=[.P3]/[.P6]" office:value-type="float" office:value="1.96612572871728" calcext:value-type="float">
            <text:p>1.9661</text:p>
          </table:table-cell>
          <table:table-cell table:style-name="ce6" table:formula="of:=[.Q3]/[.Q6]" office:value-type="float" office:value="1.76003576781276" calcext:value-type="float">
            <text:p>1.7600</text:p>
          </table:table-cell>
          <table:table-cell table:style-name="ce6" table:formula="of:=[.R3]/[.R6]" office:value-type="float" office:value="1.83312647596031" calcext:value-type="float">
            <text:p>1.8331</text:p>
          </table:table-cell>
          <table:table-cell table:style-name="ce6" table:formula="of:=[.S3]/[.S6]" office:value-type="float" office:value="1.8377848929869" calcext:value-type="float">
            <text:p>1.8378</text:p>
          </table:table-cell>
          <table:table-cell table:style-name="ce6" table:formula="of:=[.T3]/[.T6]" office:value-type="float" office:value="1.87543554622317" calcext:value-type="float">
            <text:p>1.8754</text:p>
          </table:table-cell>
          <table:table-cell table:style-name="ce6" table:formula="of:=[.U3]/[.U6]" office:value-type="float" office:value="1.74466415752681" calcext:value-type="float">
            <text:p>1.7447</text:p>
          </table:table-cell>
          <table:table-cell table:style-name="ce6" table:formula="of:=[.V3]/[.V6]" office:value-type="float" office:value="1.29494127887058" calcext:value-type="float">
            <text:p>1.2949</text:p>
          </table:table-cell>
          <table:table-cell table:style-name="ce6" table:formula="of:=[.W3]/[.X6]" office:value-type="float" office:value="0" calcext:value-type="float">
            <text:p>0.0000</text:p>
          </table:table-cell>
          <table:table-cell table:style-name="ce6" table:formula="of:=[.X3]/[.X6]" office:value-type="float" office:value="0" calcext:value-type="float">
            <text:p>0.0000</text:p>
          </table:table-cell>
          <table:table-cell table:style-name="ce6" table:formula="of:=[.Y3]/[.Y6]" office:value-type="float" office:value="0" calcext:value-type="float">
            <text:p>0.0000</text:p>
          </table:table-cell>
          <table:table-cell table:style-name="ce6" table:formula="of:=[.Z3]/[.Z6]" office:value-type="string" office:string-value="" calcext:value-type="error">
            <text:p>#DIV/0!</text:p>
          </table:table-cell>
          <table:table-cell table:style-name="ce6" table:formula="of:=[.AA3]/[.AA6]" office:value-type="string" office:string-value="" calcext:value-type="error">
            <text:p>#DIV/0!</text:p>
          </table:table-cell>
          <table:table-cell table:style-name="ce6" table:formula="of:=[.AB3]/[.AB6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4-16(miss)</text:p>
          </table:table-cell>
          <table:table-cell table:style-name="ce6" table:formula="of:=[.C3]/[.C7]" office:value-type="float" office:value="1.07289324230468" calcext:value-type="float">
            <text:p>1.0729</text:p>
          </table:table-cell>
          <table:table-cell table:style-name="ce6" table:formula="of:=[.D3]/[.D7]" office:value-type="float" office:value="1.10134184552128" calcext:value-type="float">
            <text:p>1.1013</text:p>
          </table:table-cell>
          <table:table-cell table:style-name="ce6" table:formula="of:=[.E3]/[.E7]" office:value-type="float" office:value="1.14662251235346" calcext:value-type="float">
            <text:p>1.1466</text:p>
          </table:table-cell>
          <table:table-cell table:style-name="ce6" table:formula="of:=[.J3]/[.J7]" office:value-type="float" office:value="1.94062056671173" calcext:value-type="float">
            <text:p>1.9406</text:p>
          </table:table-cell>
          <table:table-cell table:style-name="ce6" table:formula="of:=[.G3]/[.G7]" office:value-type="float" office:value="1.81825787902994" calcext:value-type="float">
            <text:p>1.8183</text:p>
          </table:table-cell>
          <table:table-cell table:style-name="ce6" table:formula="of:=[.H3]/[.H7]" office:value-type="string" office:string-value="" calcext:value-type="error">
            <text:p>#DIV/0!</text:p>
          </table:table-cell>
          <table:table-cell table:style-name="ce6" table:formula="of:=[.I3]/[.I7]" office:value-type="string" office:string-value="" calcext:value-type="error">
            <text:p>#DIV/0!</text:p>
          </table:table-cell>
          <table:table-cell table:style-name="ce6" table:formula="of:=[.J3]/[.J7]" office:value-type="float" office:value="1.94062056671173" calcext:value-type="float">
            <text:p>1.9406</text:p>
          </table:table-cell>
          <table:table-cell table:style-name="ce6" table:formula="of:=[.K3]/[.K7]" office:value-type="float" office:value="1.41388351122213" calcext:value-type="float">
            <text:p>1.4139</text:p>
          </table:table-cell>
          <table:table-cell table:style-name="ce6" table:formula="of:=[.L3]/[.L7]" office:value-type="float" office:value="1.26276408274944" calcext:value-type="float">
            <text:p>1.2628</text:p>
          </table:table-cell>
          <table:table-cell table:style-name="ce6" table:formula="of:=[.M3]/[.M7]" office:value-type="float" office:value="1.48318685087808" calcext:value-type="float">
            <text:p>1.4832</text:p>
          </table:table-cell>
          <table:table-cell table:style-name="ce6" table:formula="of:=[.N3]/[.N7]" office:value-type="float" office:value="1.73116658749562" calcext:value-type="float">
            <text:p>1.7312</text:p>
          </table:table-cell>
          <table:table-cell table:style-name="ce6" table:formula="of:=[.O3]/[.O7]" office:value-type="float" office:value="1.82695051605809" calcext:value-type="float">
            <text:p>1.8270</text:p>
          </table:table-cell>
          <table:table-cell table:style-name="ce6" table:formula="of:=[.P3]/[.P7]" office:value-type="float" office:value="1.96612572871728" calcext:value-type="float">
            <text:p>1.9661</text:p>
          </table:table-cell>
          <table:table-cell table:style-name="ce6" table:formula="of:=[.Q3]/[.Q7]" office:value-type="float" office:value="1.76003576781276" calcext:value-type="float">
            <text:p>1.7600</text:p>
          </table:table-cell>
          <table:table-cell table:style-name="ce6" table:formula="of:=[.R3]/[.R7]" office:value-type="float" office:value="1.83623749302308" calcext:value-type="float">
            <text:p>1.8362</text:p>
          </table:table-cell>
          <table:table-cell table:style-name="ce6" table:formula="of:=[.S3]/[.S7]" office:value-type="float" office:value="1.8377848929869" calcext:value-type="float">
            <text:p>1.8378</text:p>
          </table:table-cell>
          <table:table-cell table:style-name="ce6" table:formula="of:=[.T3]/[.T7]" office:value-type="float" office:value="1.87543554622317" calcext:value-type="float">
            <text:p>1.8754</text:p>
          </table:table-cell>
          <table:table-cell table:style-name="ce6" table:formula="of:=[.U3]/[.U7]" office:value-type="float" office:value="1.74267552727038" calcext:value-type="float">
            <text:p>1.7427</text:p>
          </table:table-cell>
          <table:table-cell table:style-name="ce6" table:formula="of:=[.V3]/[.V7]" office:value-type="float" office:value="1.29745215852356" calcext:value-type="float">
            <text:p>1.2975</text:p>
          </table:table-cell>
          <table:table-cell table:style-name="ce6" table:formula="of:=[.W3]/[.X7]" office:value-type="float" office:value="0" calcext:value-type="float">
            <text:p>0.0000</text:p>
          </table:table-cell>
          <table:table-cell table:style-name="ce6" table:formula="of:=[.X3]/[.X7]" office:value-type="float" office:value="0" calcext:value-type="float">
            <text:p>0.0000</text:p>
          </table:table-cell>
          <table:table-cell table:style-name="ce6" table:formula="of:=[.Y3]/[.Y7]" office:value-type="float" office:value="0" calcext:value-type="float">
            <text:p>0.0000</text:p>
          </table:table-cell>
          <table:table-cell table:style-name="ce6" table:formula="of:=[.Z3]/[.Z7]" office:value-type="string" office:string-value="" calcext:value-type="error">
            <text:p>#DIV/0!</text:p>
          </table:table-cell>
          <table:table-cell table:style-name="ce6" table:formula="of:=[.AA3]/[.AA7]" office:value-type="string" office:string-value="" calcext:value-type="error">
            <text:p>#DIV/0!</text:p>
          </table:table-cell>
          <table:table-cell table:style-name="ce6" table:formula="of:=[.AB3]/[.AB7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8-16(miss)</text:p>
          </table:table-cell>
          <table:table-cell table:style-name="ce6" table:formula="of:=[.C3]/[.C8]" office:value-type="float" office:value="1.12198566563442" calcext:value-type="float">
            <text:p>1.1220</text:p>
          </table:table-cell>
          <table:table-cell table:style-name="ce6" table:formula="of:=[.D3]/[.D8]" office:value-type="float" office:value="1.11143496324678" calcext:value-type="float">
            <text:p>1.1114</text:p>
          </table:table-cell>
          <table:table-cell table:style-name="ce6" table:formula="of:=[.E3]/[.E8]" office:value-type="float" office:value="1.15745353623399" calcext:value-type="float">
            <text:p>1.1575</text:p>
          </table:table-cell>
          <table:table-cell table:style-name="ce6" table:formula="of:=[.J3]/[.J8]" office:value-type="float" office:value="1.93834317317677" calcext:value-type="float">
            <text:p>1.9383</text:p>
          </table:table-cell>
          <table:table-cell table:style-name="ce6" table:formula="of:=[.G3]/[.G8]" office:value-type="float" office:value="1.81825787902994" calcext:value-type="float">
            <text:p>1.8183</text:p>
          </table:table-cell>
          <table:table-cell table:style-name="ce6" table:formula="of:=[.H3]/[.H8]" office:value-type="string" office:string-value="" calcext:value-type="error">
            <text:p>#DIV/0!</text:p>
          </table:table-cell>
          <table:table-cell table:style-name="ce6" table:formula="of:=[.I3]/[.I8]" office:value-type="string" office:string-value="" calcext:value-type="error">
            <text:p>#DIV/0!</text:p>
          </table:table-cell>
          <table:table-cell table:style-name="ce6" table:formula="of:=[.J3]/[.J8]" office:value-type="float" office:value="1.93834317317677" calcext:value-type="float">
            <text:p>1.9383</text:p>
          </table:table-cell>
          <table:table-cell table:style-name="ce6" table:formula="of:=[.K3]/[.K8]" office:value-type="float" office:value="1.41511200522364" calcext:value-type="float">
            <text:p>1.4151</text:p>
          </table:table-cell>
          <table:table-cell table:style-name="ce6" table:formula="of:=[.L3]/[.L8]" office:value-type="float" office:value="1.27174112450239" calcext:value-type="float">
            <text:p>1.2717</text:p>
          </table:table-cell>
          <table:table-cell table:style-name="ce6" table:formula="of:=[.M3]/[.M8]" office:value-type="float" office:value="1.51063141471765" calcext:value-type="float">
            <text:p>1.5106</text:p>
          </table:table-cell>
          <table:table-cell table:style-name="ce6" table:formula="of:=[.N3]/[.N8]" office:value-type="float" office:value="1.74078680196976" calcext:value-type="float">
            <text:p>1.7408</text:p>
          </table:table-cell>
          <table:table-cell table:style-name="ce6" table:formula="of:=[.O3]/[.O8]" office:value-type="float" office:value="1.84229184800048" calcext:value-type="float">
            <text:p>1.8423</text:p>
          </table:table-cell>
          <table:table-cell table:style-name="ce6" table:formula="of:=[.P3]/[.P8]" office:value-type="float" office:value="1.96612572871728" calcext:value-type="float">
            <text:p>1.9661</text:p>
          </table:table-cell>
          <table:table-cell table:style-name="ce6" table:formula="of:=[.Q3]/[.Q8]" office:value-type="float" office:value="1.76003576781276" calcext:value-type="float">
            <text:p>1.7600</text:p>
          </table:table-cell>
          <table:table-cell table:style-name="ce6" table:formula="of:=[.R3]/[.R8]" office:value-type="float" office:value="1.8544219211018" calcext:value-type="float">
            <text:p>1.8544</text:p>
          </table:table-cell>
          <table:table-cell table:style-name="ce6" table:formula="of:=[.S3]/[.S8]" office:value-type="float" office:value="1.84443823971982" calcext:value-type="float">
            <text:p>1.8444</text:p>
          </table:table-cell>
          <table:table-cell table:style-name="ce6" table:formula="of:=[.T3]/[.T8]" office:value-type="float" office:value="1.88241967443988" calcext:value-type="float">
            <text:p>1.8824</text:p>
          </table:table-cell>
          <table:table-cell table:style-name="ce6" table:formula="of:=[.U3]/[.U8]" office:value-type="float" office:value="1.74327232496382" calcext:value-type="float">
            <text:p>1.7433</text:p>
          </table:table-cell>
          <table:table-cell table:style-name="ce6" table:formula="of:=[.V3]/[.V8]" office:value-type="float" office:value="1.30534983378362" calcext:value-type="float">
            <text:p>1.3053</text:p>
          </table:table-cell>
          <table:table-cell table:style-name="ce6" table:formula="of:=[.W3]/[.X8]" office:value-type="float" office:value="0" calcext:value-type="float">
            <text:p>0.0000</text:p>
          </table:table-cell>
          <table:table-cell table:style-name="ce6" table:formula="of:=[.X3]/[.X8]" office:value-type="float" office:value="0" calcext:value-type="float">
            <text:p>0.0000</text:p>
          </table:table-cell>
          <table:table-cell table:style-name="ce6" table:formula="of:=[.Y3]/[.Y8]" office:value-type="float" office:value="0" calcext:value-type="float">
            <text:p>0.0000</text:p>
          </table:table-cell>
          <table:table-cell table:style-name="ce6" table:formula="of:=[.Z3]/[.Z8]" office:value-type="string" office:string-value="" calcext:value-type="error">
            <text:p>#DIV/0!</text:p>
          </table:table-cell>
          <table:table-cell table:style-name="ce6" table:formula="of:=[.AA3]/[.AA8]" office:value-type="string" office:string-value="" calcext:value-type="error">
            <text:p>#DIV/0!</text:p>
          </table:table-cell>
          <table:table-cell table:style-name="ce6" table:formula="of:=[.AB3]/[.AB8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1-16</text:p>
          </table:table-cell>
          <table:table-cell table:style-name="ce6" table:formula="of:=[.C3]/[.C9]" office:value-type="float" office:value="0.139106711112306" calcext:value-type="float">
            <text:p>0.1391</text:p>
          </table:table-cell>
          <table:table-cell table:style-name="ce6" table:formula="of:=[.D3]/[.D9]" office:value-type="float" office:value="0.139621282233778" calcext:value-type="float">
            <text:p>0.1396</text:p>
          </table:table-cell>
          <table:table-cell table:style-name="ce6" table:formula="of:=[.E3]/[.E9]" office:value-type="float" office:value="0.148948627856646" calcext:value-type="float">
            <text:p>0.1489</text:p>
          </table:table-cell>
          <table:table-cell table:style-name="ce6" table:formula="of:=[.J3]/[.J9]" office:value-type="float" office:value="0.208213897396978" calcext:value-type="float">
            <text:p>0.2082</text:p>
          </table:table-cell>
          <table:table-cell table:style-name="ce6" table:formula="of:=[.G3]/[.G9]" office:value-type="float" office:value="0.383472888216274" calcext:value-type="float">
            <text:p>0.3835</text:p>
          </table:table-cell>
          <table:table-cell table:style-name="ce6" table:formula="of:=[.H3]/[.H9]" office:value-type="string" office:string-value="" calcext:value-type="error">
            <text:p>#DIV/0!</text:p>
          </table:table-cell>
          <table:table-cell table:style-name="ce6" table:formula="of:=[.I3]/[.I9]" office:value-type="float" office:value="0.149622722071669" calcext:value-type="float">
            <text:p>0.1496</text:p>
          </table:table-cell>
          <table:table-cell table:style-name="ce6" table:formula="of:=[.J3]/[.J9]" office:value-type="float" office:value="0.208213897396978" calcext:value-type="float">
            <text:p>0.2082</text:p>
          </table:table-cell>
          <table:table-cell table:style-name="ce6" table:formula="of:=[.K3]/[.K9]" office:value-type="float" office:value="1.13030189883903" calcext:value-type="float">
            <text:p>1.1303</text:p>
          </table:table-cell>
          <table:table-cell table:style-name="ce6" table:formula="of:=[.L3]/[.L9]" office:value-type="float" office:value="0.713900106020179" calcext:value-type="float">
            <text:p>0.7139</text:p>
          </table:table-cell>
          <table:table-cell table:style-name="ce6" table:formula="of:=[.M3]/[.M9]" office:value-type="float" office:value="0.3304758743224" calcext:value-type="float">
            <text:p>0.3305</text:p>
          </table:table-cell>
          <table:table-cell table:style-name="ce6" table:formula="of:=[.N3]/[.N9]" office:value-type="float" office:value="0.718920162977761" calcext:value-type="float">
            <text:p>0.7189</text:p>
          </table:table-cell>
          <table:table-cell table:style-name="ce6" table:formula="of:=[.O3]/[.O9]" office:value-type="float" office:value="1.38302319720243" calcext:value-type="float">
            <text:p>1.3830</text:p>
          </table:table-cell>
          <table:table-cell table:style-name="ce6" table:formula="of:=[.P3]/[.P9]" office:value-type="float" office:value="1.70693195403999" calcext:value-type="float">
            <text:p>1.7069</text:p>
          </table:table-cell>
          <table:table-cell table:style-name="ce6" table:formula="of:=[.Q3]/[.Q9]" office:value-type="float" office:value="1.5388770055835" calcext:value-type="float">
            <text:p>1.5389</text:p>
          </table:table-cell>
          <table:table-cell table:style-name="ce6" table:formula="of:=[.R3]/[.R9]" office:value-type="float" office:value="1.31047057565379" calcext:value-type="float">
            <text:p>1.3105</text:p>
          </table:table-cell>
          <table:table-cell table:style-name="ce6" table:formula="of:=[.S3]/[.S9]" office:value-type="float" office:value="1.53395133761757" calcext:value-type="float">
            <text:p>1.5340</text:p>
          </table:table-cell>
          <table:table-cell table:style-name="ce6" table:formula="of:=[.T3]/[.T9]" office:value-type="float" office:value="1.15127513773744" calcext:value-type="float">
            <text:p>1.1513</text:p>
          </table:table-cell>
          <table:table-cell table:style-name="ce6" table:formula="of:=[.U3]/[.U9]" office:value-type="float" office:value="1.51827284749897" calcext:value-type="float">
            <text:p>1.5183</text:p>
          </table:table-cell>
          <table:table-cell table:style-name="ce6" table:formula="of:=[.V3]/[.V9]" office:value-type="float" office:value="0.739547952648557" calcext:value-type="float">
            <text:p>0.7395</text:p>
          </table:table-cell>
          <table:table-cell table:style-name="ce6" table:formula="of:=[.W3]/[.W9]" office:value-type="string" office:string-value="" calcext:value-type="error">
            <text:p>#DIV/0!</text:p>
          </table:table-cell>
          <table:table-cell table:style-name="ce6" table:formula="of:=[.X3]/[.X9]" office:value-type="string" office:string-value="" calcext:value-type="error">
            <text:p>#DIV/0!</text:p>
          </table:table-cell>
          <table:table-cell table:style-name="ce6" table:formula="of:=[.Y3]/[.Y9]" office:value-type="string" office:string-value="" calcext:value-type="error">
            <text:p>#DIV/0!</text:p>
          </table:table-cell>
          <table:table-cell table:style-name="ce6" table:formula="of:=[.Z3]/[.Z9]" office:value-type="string" office:string-value="" calcext:value-type="error">
            <text:p>#DIV/0!</text:p>
          </table:table-cell>
          <table:table-cell table:style-name="ce6" table:formula="of:=[.AA3]/[.AA9]" office:value-type="string" office:string-value="" calcext:value-type="error">
            <text:p>#DIV/0!</text:p>
          </table:table-cell>
          <table:table-cell table:style-name="ce6" table:formula="of:=[.AB3]/[.AB9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2-16</text:p>
          </table:table-cell>
          <table:table-cell table:style-name="ce6" table:formula="of:=[.C3]/[.C10]" office:value-type="float" office:value="0.139106711112306" calcext:value-type="float">
            <text:p>0.1391</text:p>
          </table:table-cell>
          <table:table-cell table:style-name="ce6" table:formula="of:=[.D3]/[.D10]" office:value-type="float" office:value="0.140246318074672" calcext:value-type="float">
            <text:p>0.1402</text:p>
          </table:table-cell>
          <table:table-cell table:style-name="ce6" table:formula="of:=[.E3]/[.E10]" office:value-type="float" office:value="0.148759861505572" calcext:value-type="float">
            <text:p>0.1488</text:p>
          </table:table-cell>
          <table:table-cell table:style-name="ce6" table:formula="of:=[.J3]/[.J10]" office:value-type="float" office:value="0.207983143236636" calcext:value-type="float">
            <text:p>0.2080</text:p>
          </table:table-cell>
          <table:table-cell table:style-name="ce6" table:formula="of:=[.G3]/[.G10]" office:value-type="float" office:value="0.383472888216274" calcext:value-type="float">
            <text:p>0.3835</text:p>
          </table:table-cell>
          <table:table-cell table:style-name="ce6" table:formula="of:=[.H3]/[.H10]" office:value-type="string" office:string-value="" calcext:value-type="error">
            <text:p>#DIV/0!</text:p>
          </table:table-cell>
          <table:table-cell table:style-name="ce6" table:formula="of:=[.I3]/[.I10]" office:value-type="float" office:value="0.149653930393403" calcext:value-type="float">
            <text:p>0.1497</text:p>
          </table:table-cell>
          <table:table-cell table:style-name="ce6" table:formula="of:=[.J3]/[.J10]" office:value-type="float" office:value="0.207983143236636" calcext:value-type="float">
            <text:p>0.2080</text:p>
          </table:table-cell>
          <table:table-cell table:style-name="ce6" table:formula="of:=[.K3]/[.K10]" office:value-type="float" office:value="1.13190932006658" calcext:value-type="float">
            <text:p>1.1319</text:p>
          </table:table-cell>
          <table:table-cell table:style-name="ce6" table:formula="of:=[.L3]/[.L10]" office:value-type="float" office:value="0.717166684329797" calcext:value-type="float">
            <text:p>0.7172</text:p>
          </table:table-cell>
          <table:table-cell table:style-name="ce6" table:formula="of:=[.M3]/[.M10]" office:value-type="float" office:value="0.336530666160057" calcext:value-type="float">
            <text:p>0.3365</text:p>
          </table:table-cell>
          <table:table-cell table:style-name="ce6" table:formula="of:=[.N3]/[.N10]" office:value-type="float" office:value="0.729053173199877" calcext:value-type="float">
            <text:p>0.7291</text:p>
          </table:table-cell>
          <table:table-cell table:style-name="ce6" table:formula="of:=[.O3]/[.O10]" office:value-type="float" office:value="1.38302319720243" calcext:value-type="float">
            <text:p>1.3830</text:p>
          </table:table-cell>
          <table:table-cell table:style-name="ce6" table:formula="of:=[.P3]/[.P10]" office:value-type="float" office:value="1.70693195403999" calcext:value-type="float">
            <text:p>1.7069</text:p>
          </table:table-cell>
          <table:table-cell table:style-name="ce6" table:formula="of:=[.Q3]/[.Q10]" office:value-type="float" office:value="1.5388770055835" calcext:value-type="float">
            <text:p>1.5389</text:p>
          </table:table-cell>
          <table:table-cell table:style-name="ce6" table:formula="of:=[.R3]/[.R10]" office:value-type="float" office:value="1.31047057565379" calcext:value-type="float">
            <text:p>1.3105</text:p>
          </table:table-cell>
          <table:table-cell table:style-name="ce6" table:formula="of:=[.S3]/[.S10]" office:value-type="float" office:value="1.53395133761757" calcext:value-type="float">
            <text:p>1.5340</text:p>
          </table:table-cell>
          <table:table-cell table:style-name="ce6" table:formula="of:=[.T3]/[.T10]" office:value-type="float" office:value="1.15127513773744" calcext:value-type="float">
            <text:p>1.1513</text:p>
          </table:table-cell>
          <table:table-cell table:style-name="ce6" table:formula="of:=[.U3]/[.U10]" office:value-type="float" office:value="1.51827284749897" calcext:value-type="float">
            <text:p>1.5183</text:p>
          </table:table-cell>
          <table:table-cell table:style-name="ce6" table:formula="of:=[.V3]/[.V10]" office:value-type="float" office:value="0.739547952648557" calcext:value-type="float">
            <text:p>0.7395</text:p>
          </table:table-cell>
          <table:table-cell table:style-name="ce6" table:formula="of:=[.W3]/[.W10]" office:value-type="string" office:string-value="" calcext:value-type="error">
            <text:p>#DIV/0!</text:p>
          </table:table-cell>
          <table:table-cell table:style-name="ce6" table:formula="of:=[.X3]/[.X10]" office:value-type="string" office:string-value="" calcext:value-type="error">
            <text:p>#DIV/0!</text:p>
          </table:table-cell>
          <table:table-cell table:style-name="ce6" table:formula="of:=[.Y3]/[.Y10]" office:value-type="string" office:string-value="" calcext:value-type="error">
            <text:p>#DIV/0!</text:p>
          </table:table-cell>
          <table:table-cell table:style-name="ce6" table:formula="of:=[.Z3]/[.Z10]" office:value-type="string" office:string-value="" calcext:value-type="error">
            <text:p>#DIV/0!</text:p>
          </table:table-cell>
          <table:table-cell table:style-name="ce6" table:formula="of:=[.AA3]/[.AA10]" office:value-type="string" office:string-value="" calcext:value-type="error">
            <text:p>#DIV/0!</text:p>
          </table:table-cell>
          <table:table-cell table:style-name="ce6" table:formula="of:=[.AB3]/[.AB10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4-16</text:p>
          </table:table-cell>
          <table:table-cell table:style-name="ce6" table:formula="of:=[.C3]/[.C11]" office:value-type="float" office:value="0.138869921807239" calcext:value-type="float">
            <text:p>0.1389</text:p>
          </table:table-cell>
          <table:table-cell table:style-name="ce6" table:formula="of:=[.D3]/[.D11]" office:value-type="float" office:value="0.142371608115885" calcext:value-type="float">
            <text:p>0.1424</text:p>
          </table:table-cell>
          <table:table-cell table:style-name="ce6" table:formula="of:=[.E3]/[.E11]" office:value-type="float" office:value="0.148278994493073" calcext:value-type="float">
            <text:p>0.1483</text:p>
          </table:table-cell>
          <table:table-cell table:style-name="ce6" table:formula="of:=[.J3]/[.J11]" office:value-type="float" office:value="0.208110221408727" calcext:value-type="float">
            <text:p>0.2081</text:p>
          </table:table-cell>
          <table:table-cell table:style-name="ce6" table:formula="of:=[.G3]/[.G11]" office:value-type="float" office:value="0.383472888216274" calcext:value-type="float">
            <text:p>0.3835</text:p>
          </table:table-cell>
          <table:table-cell table:style-name="ce6" table:formula="of:=[.H3]/[.H11]" office:value-type="string" office:string-value="" calcext:value-type="error">
            <text:p>#DIV/0!</text:p>
          </table:table-cell>
          <table:table-cell table:style-name="ce6" table:formula="of:=[.I3]/[.I11]" office:value-type="float" office:value="0.149653930393403" calcext:value-type="float">
            <text:p>0.1497</text:p>
          </table:table-cell>
          <table:table-cell table:style-name="ce6" table:formula="of:=[.J3]/[.J11]" office:value-type="float" office:value="0.208110221408727" calcext:value-type="float">
            <text:p>0.2081</text:p>
          </table:table-cell>
          <table:table-cell table:style-name="ce6" table:formula="of:=[.K3]/[.K11]" office:value-type="float" office:value="1.13326246968829" calcext:value-type="float">
            <text:p>1.1333</text:p>
          </table:table-cell>
          <table:table-cell table:style-name="ce6" table:formula="of:=[.L3]/[.L11]" office:value-type="float" office:value="0.723563948294174" calcext:value-type="float">
            <text:p>0.7236</text:p>
          </table:table-cell>
          <table:table-cell table:style-name="ce6" table:formula="of:=[.M3]/[.M11]" office:value-type="float" office:value="0.347829063003798" calcext:value-type="float">
            <text:p>0.3478</text:p>
          </table:table-cell>
          <table:table-cell table:style-name="ce6" table:formula="of:=[.N3]/[.N11]" office:value-type="float" office:value="0.733243763067724" calcext:value-type="float">
            <text:p>0.7332</text:p>
          </table:table-cell>
          <table:table-cell table:style-name="ce6" table:formula="of:=[.O3]/[.O11]" office:value-type="float" office:value="1.38302319720243" calcext:value-type="float">
            <text:p>1.3830</text:p>
          </table:table-cell>
          <table:table-cell table:style-name="ce6" table:formula="of:=[.P3]/[.P11]" office:value-type="float" office:value="1.70693195403999" calcext:value-type="float">
            <text:p>1.7069</text:p>
          </table:table-cell>
          <table:table-cell table:style-name="ce6" table:formula="of:=[.Q3]/[.Q11]" office:value-type="float" office:value="1.5388770055835" calcext:value-type="float">
            <text:p>1.5389</text:p>
          </table:table-cell>
          <table:table-cell table:style-name="ce6" table:formula="of:=[.R3]/[.R11]" office:value-type="float" office:value="1.31047057565379" calcext:value-type="float">
            <text:p>1.3105</text:p>
          </table:table-cell>
          <table:table-cell table:style-name="ce6" table:formula="of:=[.S3]/[.S11]" office:value-type="float" office:value="1.53395133761757" calcext:value-type="float">
            <text:p>1.5340</text:p>
          </table:table-cell>
          <table:table-cell table:style-name="ce6" table:formula="of:=[.T3]/[.T11]" office:value-type="float" office:value="1.15127513773744" calcext:value-type="float">
            <text:p>1.1513</text:p>
          </table:table-cell>
          <table:table-cell table:style-name="ce6" table:formula="of:=[.U3]/[.U11]" office:value-type="float" office:value="1.51827284749897" calcext:value-type="float">
            <text:p>1.5183</text:p>
          </table:table-cell>
          <table:table-cell table:style-name="ce6" table:formula="of:=[.V3]/[.V11]" office:value-type="float" office:value="0.739547952648557" calcext:value-type="float">
            <text:p>0.7395</text:p>
          </table:table-cell>
          <table:table-cell table:style-name="ce6" table:formula="of:=[.W3]/[.W11]" office:value-type="string" office:string-value="" calcext:value-type="error">
            <text:p>#DIV/0!</text:p>
          </table:table-cell>
          <table:table-cell table:style-name="ce6" table:formula="of:=[.X3]/[.X11]" office:value-type="string" office:string-value="" calcext:value-type="error">
            <text:p>#DIV/0!</text:p>
          </table:table-cell>
          <table:table-cell table:style-name="ce6" table:formula="of:=[.Y3]/[.Y11]" office:value-type="string" office:string-value="" calcext:value-type="error">
            <text:p>#DIV/0!</text:p>
          </table:table-cell>
          <table:table-cell table:style-name="ce6" table:formula="of:=[.Z3]/[.Z11]" office:value-type="string" office:string-value="" calcext:value-type="error">
            <text:p>#DIV/0!</text:p>
          </table:table-cell>
          <table:table-cell table:style-name="ce6" table:formula="of:=[.AA3]/[.AA11]" office:value-type="string" office:string-value="" calcext:value-type="error">
            <text:p>#DIV/0!</text:p>
          </table:table-cell>
          <table:table-cell table:style-name="ce6" table:formula="of:=[.AB3]/[.AB11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8-16</text:p>
          </table:table-cell>
          <table:table-cell table:style-name="ce6" table:formula="of:=[.C3]/[.C12]" office:value-type="float" office:value="0.141942257196987" calcext:value-type="float">
            <text:p>0.1419</text:p>
          </table:table-cell>
          <table:table-cell table:style-name="ce6" table:formula="of:=[.D3]/[.D12]" office:value-type="float" office:value="0.144655969596895" calcext:value-type="float">
            <text:p>0.1447</text:p>
          </table:table-cell>
          <table:table-cell table:style-name="ce6" table:formula="of:=[.E3]/[.E12]" office:value-type="float" office:value="0.151356077800576" calcext:value-type="float">
            <text:p>0.1514</text:p>
          </table:table-cell>
          <table:table-cell table:style-name="ce6" table:formula="of:=[.J3]/[.J12]" office:value-type="float" office:value="0.208989899294119" calcext:value-type="float">
            <text:p>0.2090</text:p>
          </table:table-cell>
          <table:table-cell table:style-name="ce6" table:formula="of:=[.G3]/[.G12]" office:value-type="float" office:value="0.383827168780608" calcext:value-type="float">
            <text:p>0.3838</text:p>
          </table:table-cell>
          <table:table-cell table:style-name="ce6" table:formula="of:=[.H3]/[.H12]" office:value-type="string" office:string-value="" calcext:value-type="error">
            <text:p>#DIV/0!</text:p>
          </table:table-cell>
          <table:table-cell table:style-name="ce6" table:formula="of:=[.I3]/[.I12]" office:value-type="float" office:value="0.149653930393403" calcext:value-type="float">
            <text:p>0.1497</text:p>
          </table:table-cell>
          <table:table-cell table:style-name="ce6" table:formula="of:=[.J3]/[.J12]" office:value-type="float" office:value="0.208989899294119" calcext:value-type="float">
            <text:p>0.2090</text:p>
          </table:table-cell>
          <table:table-cell table:style-name="ce6" table:formula="of:=[.K3]/[.K12]" office:value-type="float" office:value="1.13290062887797" calcext:value-type="float">
            <text:p>1.1329</text:p>
          </table:table-cell>
          <table:table-cell table:style-name="ce6" table:formula="of:=[.L3]/[.L12]" office:value-type="float" office:value="0.730718700869273" calcext:value-type="float">
            <text:p>0.7307</text:p>
          </table:table-cell>
          <table:table-cell table:style-name="ce6" table:formula="of:=[.M3]/[.M12]" office:value-type="float" office:value="0.364436628560621" calcext:value-type="float">
            <text:p>0.3644</text:p>
          </table:table-cell>
          <table:table-cell table:style-name="ce6" table:formula="of:=[.N3]/[.N12]" office:value-type="float" office:value="0.741707238168694" calcext:value-type="float">
            <text:p>0.7417</text:p>
          </table:table-cell>
          <table:table-cell table:style-name="ce6" table:formula="of:=[.O3]/[.O12]" office:value-type="float" office:value="1.38302319720243" calcext:value-type="float">
            <text:p>1.3830</text:p>
          </table:table-cell>
          <table:table-cell table:style-name="ce6" table:formula="of:=[.P3]/[.P12]" office:value-type="float" office:value="1.70693195403999" calcext:value-type="float">
            <text:p>1.7069</text:p>
          </table:table-cell>
          <table:table-cell table:style-name="ce6" table:formula="of:=[.Q3]/[.Q12]" office:value-type="float" office:value="1.5388770055835" calcext:value-type="float">
            <text:p>1.5389</text:p>
          </table:table-cell>
          <table:table-cell table:style-name="ce6" table:formula="of:=[.R3]/[.R12]" office:value-type="float" office:value="1.31047057565379" calcext:value-type="float">
            <text:p>1.3105</text:p>
          </table:table-cell>
          <table:table-cell table:style-name="ce6" table:formula="of:=[.S3]/[.S12]" office:value-type="float" office:value="1.53395133761757" calcext:value-type="float">
            <text:p>1.5340</text:p>
          </table:table-cell>
          <table:table-cell table:style-name="ce6" table:formula="of:=[.T3]/[.T12]" office:value-type="float" office:value="1.15127513773744" calcext:value-type="float">
            <text:p>1.1513</text:p>
          </table:table-cell>
          <table:table-cell table:style-name="ce6" table:formula="of:=[.U3]/[.U12]" office:value-type="float" office:value="1.51827284749897" calcext:value-type="float">
            <text:p>1.5183</text:p>
          </table:table-cell>
          <table:table-cell table:style-name="ce6" table:formula="of:=[.V3]/[.V12]" office:value-type="float" office:value="0.739547952648557" calcext:value-type="float">
            <text:p>0.7395</text:p>
          </table:table-cell>
          <table:table-cell table:style-name="ce6" table:formula="of:=[.W3]/[.W12]" office:value-type="string" office:string-value="" calcext:value-type="error">
            <text:p>#DIV/0!</text:p>
          </table:table-cell>
          <table:table-cell table:style-name="ce6" table:formula="of:=[.X3]/[.X12]" office:value-type="string" office:string-value="" calcext:value-type="error">
            <text:p>#DIV/0!</text:p>
          </table:table-cell>
          <table:table-cell table:style-name="ce6" table:formula="of:=[.Y3]/[.Y12]" office:value-type="string" office:string-value="" calcext:value-type="error">
            <text:p>#DIV/0!</text:p>
          </table:table-cell>
          <table:table-cell table:style-name="ce6" table:formula="of:=[.Z3]/[.Z12]" office:value-type="string" office:string-value="" calcext:value-type="error">
            <text:p>#DIV/0!</text:p>
          </table:table-cell>
          <table:table-cell table:style-name="ce6" table:formula="of:=[.AA3]/[.AA12]" office:value-type="string" office:string-value="" calcext:value-type="error">
            <text:p>#DIV/0!</text:p>
          </table:table-cell>
          <table:table-cell table:style-name="ce6" table:formula="of:=[.AB3]/[.AB12]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my</text:p>
          </table:table-cell>
          <table:table-cell table:number-columns-repeated="10"/>
        </table:table-row>
        <table:table-row table:style-name="ro1" table:number-rows-repeated="40"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LB=128</text:p>
          </table:table-cell>
          <table:table-cell table:style-name="ce5" table:number-columns-repeated="9"/>
          <table:table-cell table:style-name="ce2"/>
          <table:table-cell table:style-name="ce5" table:number-columns-repeated="16"/>
        </table:table-row>
        <table:table-row table:style-name="ro1">
          <table:table-cell/>
          <table:table-cell table:style-name="Default"/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table-cell/>
          <table:table-cell office:value-type="string" calcext:value-type="string">
            <text:p>TLB access</text:p>
          </table:table-cell>
          <table:table-cell table:style-name="ce7" office:value-type="float" office:value="15209726" calcext:value-type="float">
            <text:p>15209726</text:p>
          </table:table-cell>
          <table:table-cell table:style-name="ce7" office:value-type="float" office:value="31947335" calcext:value-type="float">
            <text:p>31947335</text:p>
          </table:table-cell>
          <table:table-cell table:style-name="ce7" office:value-type="float" office:value="65162374" calcext:value-type="float">
            <text:p>65162374</text:p>
          </table:table-cell>
          <table:table-cell table:style-name="ce7" office:value-type="float" office:value="59991449" calcext:value-type="float">
            <text:p>59991449</text:p>
          </table:table-cell>
          <table:table-cell table:style-name="ce7" office:value-type="float" office:value="166264433" calcext:value-type="float">
            <text:p>166264433</text:p>
          </table:table-cell>
          <table:table-cell table:style-name="ce7" office:value-type="float" office:value="187024778" calcext:value-type="float">
            <text:p>187024778</text:p>
          </table:table-cell>
          <table:table-cell table:style-name="ce7" office:value-type="float" office:value="195893469" calcext:value-type="float">
            <text:p>195893469</text:p>
          </table:table-cell>
          <table:table-cell table:style-name="ce7" office:value-type="float" office:value="20083195" calcext:value-type="float">
            <text:p>20083195</text:p>
          </table:table-cell>
          <table:table-cell table:style-name="ce7" office:value-type="float" office:value="4121750" calcext:value-type="float">
            <text:p>4121750</text:p>
          </table:table-cell>
          <table:table-cell table:style-name="ce7" office:value-type="float" office:value="8307919" calcext:value-type="float">
            <text:p>8307919</text:p>
          </table:table-cell>
          <table:table-cell table:style-name="ce7" office:value-type="float" office:value="4032926" calcext:value-type="float">
            <text:p>4032926</text:p>
          </table:table-cell>
          <table:table-cell table:style-name="ce7" office:value-type="float" office:value="6961925" calcext:value-type="float">
            <text:p>6961925</text:p>
          </table:table-cell>
          <table:table-cell table:style-name="ce7" office:value-type="float" office:value="2079560" calcext:value-type="float">
            <text:p>2079560</text:p>
          </table:table-cell>
          <table:table-cell table:style-name="ce7" office:value-type="float" office:value="711989" calcext:value-type="float">
            <text:p>711989</text:p>
          </table:table-cell>
          <table:table-cell table:style-name="ce7" office:value-type="float" office:value="1726481" calcext:value-type="float">
            <text:p>1726481</text:p>
          </table:table-cell>
          <table:table-cell table:style-name="ce7" office:value-type="float" office:value="2075007" calcext:value-type="float">
            <text:p>2075007</text:p>
          </table:table-cell>
          <table:table-cell table:style-name="ce7" office:value-type="float" office:value="2063193" calcext:value-type="float">
            <text:p>2063193</text:p>
          </table:table-cell>
          <table:table-cell table:style-name="ce7" office:value-type="float" office:value="5600884" calcext:value-type="float">
            <text:p>5600884</text:p>
          </table:table-cell>
          <table:table-cell table:style-name="ce7" office:value-type="float" office:value="1976593" calcext:value-type="float">
            <text:p>1976593</text:p>
          </table:table-cell>
          <table:table-cell table:style-name="ce7" office:value-type="float" office:value="6834647" calcext:value-type="float">
            <text:p>6834647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string" calcext:value-type="string">
            <text:p>TLB miss</text:p>
          </table:table-cell>
          <table:table-cell table:style-name="ce7" office:value-type="float" office:value="41524" calcext:value-type="float">
            <text:p>41524</text:p>
          </table:table-cell>
          <table:table-cell table:style-name="ce7" office:value-type="float" office:value="82183" calcext:value-type="float">
            <text:p>82183</text:p>
          </table:table-cell>
          <table:table-cell table:style-name="ce7" office:value-type="float" office:value="183331" calcext:value-type="float">
            <text:p>183331</text:p>
          </table:table-cell>
          <table:table-cell table:style-name="ce7" office:value-type="float" office:value="8955" calcext:value-type="float">
            <text:p>8955</text:p>
          </table:table-cell>
          <table:table-cell table:style-name="ce7" office:value-type="float" office:value="78459" calcext:value-type="float">
            <text:p>78459</text:p>
          </table:table-cell>
          <table:table-cell table:style-name="ce7" office:value-type="float" office:value="16886112" calcext:value-type="float">
            <text:p>16886112</text:p>
          </table:table-cell>
          <table:table-cell table:style-name="ce7" office:value-type="float" office:value="1963635" calcext:value-type="float">
            <text:p>1963635</text:p>
          </table:table-cell>
          <table:table-cell table:style-name="ce7" office:value-type="float" office:value="261100" calcext:value-type="float">
            <text:p>261100</text:p>
          </table:table-cell>
          <table:table-cell table:style-name="ce7" office:value-type="float" office:value="1382845" calcext:value-type="float">
            <text:p>1382845</text:p>
          </table:table-cell>
          <table:table-cell table:style-name="ce7" office:value-type="float" office:value="2190708" calcext:value-type="float">
            <text:p>2190708</text:p>
          </table:table-cell>
          <table:table-cell table:style-name="ce7" office:value-type="float" office:value="58494" calcext:value-type="float">
            <text:p>58494</text:p>
          </table:table-cell>
          <table:table-cell table:style-name="ce7" office:value-type="float" office:value="93959" calcext:value-type="float">
            <text:p>93959</text:p>
          </table:table-cell>
          <table:table-cell table:style-name="ce7" office:value-type="float" office:value="44461" calcext:value-type="float">
            <text:p>44461</text:p>
          </table:table-cell>
          <table:table-cell table:style-name="ce7" office:value-type="float" office:value="16083" calcext:value-type="float">
            <text:p>16083</text:p>
          </table:table-cell>
          <table:table-cell table:style-name="ce7" office:value-type="float" office:value="386865" calcext:value-type="float">
            <text:p>386865</text:p>
          </table:table-cell>
          <table:table-cell table:style-name="ce7" office:value-type="float" office:value="23592" calcext:value-type="float">
            <text:p>23592</text:p>
          </table:table-cell>
          <table:table-cell table:style-name="ce7" office:value-type="float" office:value="183121" calcext:value-type="float">
            <text:p>183121</text:p>
          </table:table-cell>
          <table:table-cell table:style-name="ce7" office:value-type="float" office:value="58552" calcext:value-type="float">
            <text:p>58552</text:p>
          </table:table-cell>
          <table:table-cell table:style-name="ce7" office:value-type="float" office:value="526895" calcext:value-type="float">
            <text:p>526895</text:p>
          </table:table-cell>
          <table:table-cell table:style-name="ce7" office:value-type="float" office:value="738542" calcext:value-type="float">
            <text:p>738542</text:p>
          </table:table-cell>
          <table:table-cell table:style-name="ce7" table:number-columns-repeated="6"/>
        </table:table-row>
        <table:table-row table:style-name="ro1">
          <table:table-cell/>
          <table:table-cell table:style-name="ce2" office:value-type="string" calcext:value-type="string">
            <text:p>TLB miss %</text:p>
          </table:table-cell>
          <table:table-cell table:style-name="ce8" table:formula="of:=[.C73]/[.C72]*100" office:value-type="float" office:value="0.273009520355593" calcext:value-type="float">
            <text:p>0.273</text:p>
          </table:table-cell>
          <table:table-cell table:style-name="ce8" table:formula="of:=[.D73]/[.D72]*100" office:value-type="float" office:value="0.257245244399885" calcext:value-type="float">
            <text:p>0.257</text:p>
          </table:table-cell>
          <table:table-cell table:style-name="ce8" table:formula="of:=[.E73]/[.E72]*100" office:value-type="float" office:value="0.281344875495175" calcext:value-type="float">
            <text:p>0.281</text:p>
          </table:table-cell>
          <table:table-cell table:style-name="ce8" table:formula="of:=[.F73]/[.F72]*100" office:value-type="float" office:value="0.0149271273644349" calcext:value-type="float">
            <text:p>0.015</text:p>
          </table:table-cell>
          <table:table-cell table:style-name="ce8" table:formula="of:=[.G73]/[.G72]*100" office:value-type="float" office:value="0.0471892867189461" calcext:value-type="float">
            <text:p>0.047</text:p>
          </table:table-cell>
          <table:table-cell table:style-name="ce8" table:formula="of:=[.H73]/[.H72]*100" office:value-type="float" office:value="9.02881007563608" calcext:value-type="float">
            <text:p>9.029</text:p>
          </table:table-cell>
          <table:table-cell table:style-name="ce8" table:formula="of:=[.I73]/[.I72]*100" office:value-type="float" office:value="1.00239942149373" calcext:value-type="float">
            <text:p>1.002</text:p>
          </table:table-cell>
          <table:table-cell table:style-name="ce8" table:formula="of:=[.J73]/[.J72]*100" office:value-type="float" office:value="1.30009194254201" calcext:value-type="float">
            <text:p>1.300</text:p>
          </table:table-cell>
          <table:table-cell table:style-name="ce8" table:formula="of:=[.K73]/[.K72]*100" office:value-type="float" office:value="33.5499484442288" calcext:value-type="float">
            <text:p>33.550</text:p>
          </table:table-cell>
          <table:table-cell table:style-name="ce8" table:formula="of:=[.L73]/[.L72]*100" office:value-type="float" office:value="26.3689138038057" calcext:value-type="float">
            <text:p>26.369</text:p>
          </table:table-cell>
          <table:table-cell table:style-name="ce8" table:formula="of:=[.M73]/[.M72]*100" office:value-type="float" office:value="1.45041094232823" calcext:value-type="float">
            <text:p>1.450</text:p>
          </table:table-cell>
          <table:table-cell table:style-name="ce8" table:formula="of:=[.N73]/[.N72]*100" office:value-type="float" office:value="1.34961235577804" calcext:value-type="float">
            <text:p>1.350</text:p>
          </table:table-cell>
          <table:table-cell table:style-name="ce8" table:formula="of:=[.O73]/[.O72]*100" office:value-type="float" office:value="2.13800034622709" calcext:value-type="float">
            <text:p>2.138</text:p>
          </table:table-cell>
          <table:table-cell table:style-name="ce8" table:formula="of:=[.P73]/[.P72]*100" office:value-type="float" office:value="2.25888321308335" calcext:value-type="float">
            <text:p>2.259</text:p>
          </table:table-cell>
          <table:table-cell table:style-name="ce8" table:formula="of:=[.Q73]/[.Q72]*100" office:value-type="float" office:value="22.4077183589046" calcext:value-type="float">
            <text:p>22.408</text:p>
          </table:table-cell>
          <table:table-cell table:style-name="ce8" table:formula="of:=[.R73]/[.R72]*100" office:value-type="float" office:value="1.13696001989391" calcext:value-type="float">
            <text:p>1.137</text:p>
          </table:table-cell>
          <table:table-cell table:style-name="ce8" table:formula="of:=[.S73]/[.S72]*100" office:value-type="float" office:value="8.87561173385137" calcext:value-type="float">
            <text:p>8.876</text:p>
          </table:table-cell>
          <table:table-cell table:style-name="ce8" table:formula="of:=[.T73]/[.T72]*100" office:value-type="float" office:value="1.04540640370342" calcext:value-type="float">
            <text:p>1.045</text:p>
          </table:table-cell>
          <table:table-cell table:style-name="ce8" table:formula="of:=[.U73]/[.U72]*100" office:value-type="float" office:value="26.6567270044971" calcext:value-type="float">
            <text:p>26.657</text:p>
          </table:table-cell>
          <table:table-cell table:style-name="ce8" table:formula="of:=[.V73]/[.V72]*100" office:value-type="float" office:value="10.8058543477081" calcext:value-type="float">
            <text:p>10.806</text:p>
          </table:table-cell>
          <table:table-cell table:style-name="ce8" table:formula="of:=[.W73]/[.W72]*100" office:value-type="string" office:string-value="" calcext:value-type="error">
            <text:p>#DIV/0!</text:p>
          </table:table-cell>
          <table:table-cell table:style-name="ce8" table:formula="of:=[.X73]/[.X72]*100" office:value-type="string" office:string-value="" calcext:value-type="error">
            <text:p>#DIV/0!</text:p>
          </table:table-cell>
          <table:table-cell table:style-name="ce8" table:formula="of:=[.Y73]/[.Y72]*100" office:value-type="string" office:string-value="" calcext:value-type="error">
            <text:p>#DIV/0!</text:p>
          </table:table-cell>
          <table:table-cell table:style-name="ce8" table:formula="of:=[.Z73]/[.Z72]*100" office:value-type="string" office:string-value="" calcext:value-type="error">
            <text:p>#DIV/0!</text:p>
          </table:table-cell>
          <table:table-cell table:style-name="ce8" table:formula="of:=[.AA73]/[.AA72]*100" office:value-type="string" office:string-value="" calcext:value-type="error">
            <text:p>#DIV/0!</text:p>
          </table:table-cell>
          <table:table-cell table:style-name="ce8" table:formula="of:=[.AB73]/[.AB72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7" table:number-columns-repeated="26"/>
        </table:table-row>
        <table:table-row table:style-name="ro1">
          <table:table-cell table:number-columns-repeated="3"/>
          <table:table-cell table:style-name="ce7" table:number-columns-repeated="25"/>
        </table:table-row>
        <table:table-row table:style-name="ro1">
          <table:table-cell/>
          <table:table-cell table:style-name="Default"/>
          <table:table-cell/>
          <table:table-cell table:style-name="ce7" table:number-columns-repeated="25"/>
        </table:table-row>
        <table:table-row table:style-name="ro1">
          <table:table-cell/>
          <table:table-cell table:style-name="Default"/>
          <table:table-cell table:style-name="ce7" table:number-columns-repeated="9"/>
          <table:table-cell table:style-name="ce14"/>
          <table:table-cell table:style-name="ce7" table:number-columns-repeated="16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/>
          <table:table-cell table:style-name="ce7"/>
          <table:table-cell table:number-columns-repeated="2"/>
          <table:table-cell table:style-name="ce7" table:number-columns-repeated="18"/>
        </table:table-row>
        <table:table-row table:style-name="ro1">
          <table:table-cell table:number-columns-repeated="2"/>
          <table:table-cell table:style-name="ce7"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1:Sheet1.AB2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2:31:15.536388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4-19T13:47:20.554732709</dc:date>
    <meta:editing-duration>P2DT15H48M28S</meta:editing-duration>
    <meta:editing-cycles>75</meta:editing-cycles>
    <meta:generator>LibreOffice/4.2.7.2$Linux_X86_64 LibreOffice_project/420m0$Build-2</meta:generator>
    <meta:document-statistic meta:table-count="1" meta:cell-count="6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6.587cm" svg:height="15.122cm" xlink:href=".." xlink:type="simple" chart:class="chart:bar" chart:style-name="ch1">
        <chart:legend chart:legend-position="top" svg:x="15.634cm" svg:y="0.185cm" style:legend-expansion="wide" chart:style-name="ch2"/>
        <chart:plot-area chart:style-name="ch3" table:cell-range-address="Sheet1.B14:Sheet1.AB24" chart:data-source-has-labels="both" svg:x="2.165cm" svg:y="1.112cm" svg:width="53.291cm" svg:height="12.704cm">
          <chartooo:coordinate-region svg:x="2.93cm" svg:y="1.325cm" svg:width="52.526cm" svg:height="10.422cm"/>
          <chart:axis chart:dimension="x" chart:name="primary-x" chart:style-name="ch4" chartooo:axis-type="auto">
            <chartooo:date-scale/>
            <chart:title svg:x="27.815cm" svg:y="14.119cm" chart:style-name="ch5">
              <text:p>Benchmarks</text:p>
            </chart:title>
            <chart:categories table:cell-range-address="Sheet1.C14:Sheet1.AB14"/>
            <chart:grid chart:style-name="ch6" chart:class="major"/>
          </chart:axis>
          <chart:axis chart:dimension="y" chart:name="primary-y" chart:style-name="ch7">
            <chart:title svg:x="0.451cm" svg:y="8.171cm" chart:style-name="ch8">
              <text:p>Speedup</text:p>
            </chart:title>
            <chart:grid chart:style-name="ch6" chart:class="major"/>
          </chart:axis>
          <chart:series chart:style-name="ch9" chart:values-cell-range-address="Sheet1.C15:Sheet1.AB15" chart:label-cell-address="Sheet1.B15:Sheet1.B15" chart:class="chart:bar">
            <chart:data-point chart:repeated="26"/>
          </chart:series>
          <chart:series chart:style-name="ch10" chart:values-cell-range-address="Sheet1.C16:Sheet1.AB16" chart:label-cell-address="Sheet1.B16:Sheet1.B16" chart:class="chart:bar">
            <chart:data-point chart:repeated="26"/>
          </chart:series>
          <chart:series chart:style-name="ch11" chart:values-cell-range-address="Sheet1.C17:Sheet1.AB17" chart:label-cell-address="Sheet1.B17:Sheet1.B17" chart:class="chart:bar">
            <chart:data-point chart:repeated="26"/>
          </chart:series>
          <chart:series chart:style-name="ch12" chart:values-cell-range-address="Sheet1.C18:Sheet1.AB18" chart:label-cell-address="Sheet1.B18:Sheet1.B18" chart:class="chart:bar">
            <chart:data-point chart:repeated="26"/>
          </chart:series>
          <chart:series chart:style-name="ch13" chart:values-cell-range-address="Sheet1.C19:Sheet1.AB19" chart:label-cell-address="Sheet1.B19:Sheet1.B19" chart:class="chart:bar">
            <chart:data-point chart:repeated="26"/>
          </chart:series>
          <chart:series chart:style-name="ch14" chart:values-cell-range-address="Sheet1.C20:Sheet1.AB20" chart:label-cell-address="Sheet1.B20:Sheet1.B20" chart:class="chart:bar">
            <chart:data-point chart:repeated="26"/>
          </chart:series>
          <chart:series chart:style-name="ch15" chart:values-cell-range-address="Sheet1.C21:Sheet1.AB21" chart:label-cell-address="Sheet1.B21:Sheet1.B21" chart:class="chart:bar">
            <chart:data-point chart:repeated="26"/>
          </chart:series>
          <chart:series chart:style-name="ch16" chart:values-cell-range-address="Sheet1.C22:Sheet1.AB22" chart:label-cell-address="Sheet1.B22:Sheet1.B22" chart:class="chart:bar">
            <chart:data-point chart:repeated="26"/>
          </chart:series>
          <chart:series chart:style-name="ch17" chart:values-cell-range-address="Sheet1.C23:Sheet1.AB23" chart:label-cell-address="Sheet1.B23:Sheet1.B23" chart:class="chart:bar">
            <chart:data-point chart:repeated="26"/>
          </chart:series>
          <chart:series chart:style-name="ch18" chart:values-cell-range-address="Sheet1.C24:Sheet1.AB24" chart:label-cell-address="Sheet1.B24:Sheet1.B24" chart:class="chart:bar">
            <chart:data-point chart:repeated="2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14:Sheet1.AB14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10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mcf</text:p>
              </table:table-cell>
              <table:table-cell office:value-type="string">
                <text:p>soplex</text:p>
              </table:table-cell>
              <table:table-cell office:value-type="string">
                <text:p>omnetpp</text:p>
              </table:table-cell>
            </table:table-row>
          </table:table-header-rows>
          <table:table-rows>
            <table:table-row>
              <table:table-cell office:value-type="string">
                <text:p>1ch (CPU)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C15:Sheet1.AB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ch (Perfect PIM)</text:p>
                <draw:g>
                  <svg:desc>Sheet1.B16:Sheet1.B16</svg:desc>
                </draw:g>
              </table:table-cell>
              <table:table-cell office:value-type="float" office:value="1.31305984205744">
                <text:p>1.31305984205744</text:p>
                <draw:g>
                  <svg:desc>Sheet1.C16:Sheet1.AB16</svg:desc>
                </draw:g>
              </table:table-cell>
              <table:table-cell office:value-type="float" office:value="1.34082401302406">
                <text:p>1.34082401302406</text:p>
              </table:table-cell>
              <table:table-cell office:value-type="float" office:value="1.39759092566623">
                <text:p>1.39759092566623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2.03635126619925">
                <text:p>2.03635126619925</text:p>
              </table:table-cell>
              <table:table-cell office:value-type="float" office:value="2.00700694059411">
                <text:p>2.00700694059411</text:p>
              </table:table-cell>
              <table:table-cell office:value-type="float" office:value="1.97157171099329">
                <text:p>1.97157171099329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1.95713917522054">
                <text:p>1.95713917522054</text:p>
              </table:table-cell>
              <table:table-cell office:value-type="float" office:value="1.65852737250527">
                <text:p>1.65852737250527</text:p>
              </table:table-cell>
              <table:table-cell office:value-type="float" office:value="1.51250981200626">
                <text:p>1.51250981200626</text:p>
              </table:table-cell>
              <table:table-cell office:value-type="float" office:value="1.75917912289524">
                <text:p>1.75917912289524</text:p>
              </table:table-cell>
              <table:table-cell office:value-type="float" office:value="1.86339300658979">
                <text:p>1.86339300658979</text:p>
              </table:table-cell>
              <table:table-cell office:value-type="float" office:value="1.9944192800834">
                <text:p>1.9944192800834</text:p>
              </table:table-cell>
              <table:table-cell office:value-type="float" office:value="1.91884217431578">
                <text:p>1.91884217431578</text:p>
              </table:table-cell>
              <table:table-cell office:value-type="float" office:value="1.84533013498986">
                <text:p>1.84533013498986</text:p>
              </table:table-cell>
              <table:table-cell office:value-type="float" office:value="1.96294191480364">
                <text:p>1.96294191480364</text:p>
              </table:table-cell>
              <table:table-cell office:value-type="float" office:value="1.97735217540076">
                <text:p>1.97735217540076</text:p>
              </table:table-cell>
              <table:table-cell office:value-type="float" office:value="1.91214677428799">
                <text:p>1.91214677428799</text:p>
              </table:table-cell>
              <table:table-cell office:value-type="float" office:value="1.41910696595216">
                <text:p>1.4191069659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1-16(miss)</text:p>
                <draw:g>
                  <svg:desc>Sheet1.B17:Sheet1.B17</svg:desc>
                </draw:g>
              </table:table-cell>
              <table:table-cell office:value-type="float" office:value="1.07232843956261">
                <text:p>1.07232843956261</text:p>
                <draw:g>
                  <svg:desc>Sheet1.C17:Sheet1.AB17</svg:desc>
                </draw:g>
              </table:table-cell>
              <table:table-cell office:value-type="float" office:value="1.10961524522571">
                <text:p>1.10961524522571</text:p>
              </table:table-cell>
              <table:table-cell office:value-type="float" office:value="1.1532166412316">
                <text:p>1.1532166412316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1.82216051808989">
                <text:p>1.8221605180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1.4126449706913">
                <text:p>1.4126449706913</text:p>
              </table:table-cell>
              <table:table-cell office:value-type="float" office:value="1.25753666432498">
                <text:p>1.25753666432498</text:p>
              </table:table-cell>
              <table:table-cell office:value-type="float" office:value="1.45610862888353">
                <text:p>1.45610862888353</text:p>
              </table:table-cell>
              <table:table-cell office:value-type="float" office:value="1.74857520876421">
                <text:p>1.74857520876421</text:p>
              </table:table-cell>
              <table:table-cell office:value-type="float" office:value="1.81209376563327">
                <text:p>1.81209376563327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3057696820523">
                <text:p>1.83057696820523</text:p>
              </table:table-cell>
              <table:table-cell office:value-type="float" office:value="1.8377848929869">
                <text:p>1.8377848929869</text:p>
              </table:table-cell>
              <table:table-cell office:value-type="float" office:value="1.87543554622317">
                <text:p>1.87543554622317</text:p>
              </table:table-cell>
              <table:table-cell office:value-type="float" office:value="1.74553274635559">
                <text:p>1.74553274635559</text:p>
              </table:table-cell>
              <table:table-cell office:value-type="float" office:value="1.29418302972588">
                <text:p>1.29418302972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2-16(miss)</text:p>
                <draw:g>
                  <svg:desc>Sheet1.B18:Sheet1.B18</svg:desc>
                </draw:g>
              </table:table-cell>
              <table:table-cell office:value-type="float" office:value="1.08523665115839">
                <text:p>1.08523665115839</text:p>
                <draw:g>
                  <svg:desc>Sheet1.C18:Sheet1.AB18</svg:desc>
                </draw:g>
              </table:table-cell>
              <table:table-cell office:value-type="float" office:value="1.09641922634064">
                <text:p>1.09641922634064</text:p>
              </table:table-cell>
              <table:table-cell office:value-type="float" office:value="1.14164206517097">
                <text:p>1.14164206517097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1.81825787902994">
                <text:p>1.8182578790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1.41526702924685">
                <text:p>1.41526702924685</text:p>
              </table:table-cell>
              <table:table-cell office:value-type="float" office:value="1.26119034676737">
                <text:p>1.26119034676737</text:p>
              </table:table-cell>
              <table:table-cell office:value-type="float" office:value="1.46604274301016">
                <text:p>1.46604274301016</text:p>
              </table:table-cell>
              <table:table-cell office:value-type="float" office:value="1.73853963436415">
                <text:p>1.73853963436415</text:p>
              </table:table-cell>
              <table:table-cell office:value-type="float" office:value="1.80744249624432">
                <text:p>1.80744249624432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3312647596031">
                <text:p>1.83312647596031</text:p>
              </table:table-cell>
              <table:table-cell office:value-type="float" office:value="1.8377848929869">
                <text:p>1.8377848929869</text:p>
              </table:table-cell>
              <table:table-cell office:value-type="float" office:value="1.87543554622317">
                <text:p>1.87543554622317</text:p>
              </table:table-cell>
              <table:table-cell office:value-type="float" office:value="1.74466415752681">
                <text:p>1.74466415752681</text:p>
              </table:table-cell>
              <table:table-cell office:value-type="float" office:value="1.29494127887058">
                <text:p>1.29494127887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4-16(miss)</text:p>
                <draw:g>
                  <svg:desc>Sheet1.B19:Sheet1.B19</svg:desc>
                </draw:g>
              </table:table-cell>
              <table:table-cell office:value-type="float" office:value="1.07289324230468">
                <text:p>1.07289324230468</text:p>
                <draw:g>
                  <svg:desc>Sheet1.C19:Sheet1.AB19</svg:desc>
                </draw:g>
              </table:table-cell>
              <table:table-cell office:value-type="float" office:value="1.10134184552128">
                <text:p>1.10134184552128</text:p>
              </table:table-cell>
              <table:table-cell office:value-type="float" office:value="1.14662251235346">
                <text:p>1.14662251235346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1.81825787902994">
                <text:p>1.8182578790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1.41388351122213">
                <text:p>1.41388351122213</text:p>
              </table:table-cell>
              <table:table-cell office:value-type="float" office:value="1.26276408274944">
                <text:p>1.26276408274944</text:p>
              </table:table-cell>
              <table:table-cell office:value-type="float" office:value="1.48318685087808">
                <text:p>1.48318685087808</text:p>
              </table:table-cell>
              <table:table-cell office:value-type="float" office:value="1.73116658749562">
                <text:p>1.73116658749562</text:p>
              </table:table-cell>
              <table:table-cell office:value-type="float" office:value="1.82695051605809">
                <text:p>1.82695051605809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3623749302308">
                <text:p>1.83623749302308</text:p>
              </table:table-cell>
              <table:table-cell office:value-type="float" office:value="1.8377848929869">
                <text:p>1.8377848929869</text:p>
              </table:table-cell>
              <table:table-cell office:value-type="float" office:value="1.87543554622317">
                <text:p>1.87543554622317</text:p>
              </table:table-cell>
              <table:table-cell office:value-type="float" office:value="1.74267552727038">
                <text:p>1.74267552727038</text:p>
              </table:table-cell>
              <table:table-cell office:value-type="float" office:value="1.29745215852356">
                <text:p>1.29745215852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8-16(miss)</text:p>
                <draw:g>
                  <svg:desc>Sheet1.B20:Sheet1.B20</svg:desc>
                </draw:g>
              </table:table-cell>
              <table:table-cell office:value-type="float" office:value="1.12198566563442">
                <text:p>1.12198566563442</text:p>
                <draw:g>
                  <svg:desc>Sheet1.C20:Sheet1.AB20</svg:desc>
                </draw:g>
              </table:table-cell>
              <table:table-cell office:value-type="float" office:value="1.11143496324678">
                <text:p>1.11143496324678</text:p>
              </table:table-cell>
              <table:table-cell office:value-type="float" office:value="1.15745353623399">
                <text:p>1.15745353623399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1.81825787902994">
                <text:p>1.8182578790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1.41511200522364">
                <text:p>1.41511200522364</text:p>
              </table:table-cell>
              <table:table-cell office:value-type="float" office:value="1.27174112450239">
                <text:p>1.27174112450239</text:p>
              </table:table-cell>
              <table:table-cell office:value-type="float" office:value="1.51063141471765">
                <text:p>1.51063141471765</text:p>
              </table:table-cell>
              <table:table-cell office:value-type="float" office:value="1.74078680196976">
                <text:p>1.74078680196976</text:p>
              </table:table-cell>
              <table:table-cell office:value-type="float" office:value="1.84229184800048">
                <text:p>1.84229184800048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544219211018">
                <text:p>1.8544219211018</text:p>
              </table:table-cell>
              <table:table-cell office:value-type="float" office:value="1.84443823971982">
                <text:p>1.84443823971982</text:p>
              </table:table-cell>
              <table:table-cell office:value-type="float" office:value="1.88241967443988">
                <text:p>1.88241967443988</text:p>
              </table:table-cell>
              <table:table-cell office:value-type="float" office:value="1.74327232496382">
                <text:p>1.74327232496382</text:p>
              </table:table-cell>
              <table:table-cell office:value-type="float" office:value="1.30534983378362">
                <text:p>1.30534983378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1-16</text:p>
                <draw:g>
                  <svg:desc>Sheet1.B21:Sheet1.B21</svg:desc>
                </draw:g>
              </table:table-cell>
              <table:table-cell office:value-type="float" office:value="0.139106711112306">
                <text:p>0.139106711112306</text:p>
                <draw:g>
                  <svg:desc>Sheet1.C21:Sheet1.AB21</svg:desc>
                </draw:g>
              </table:table-cell>
              <table:table-cell office:value-type="float" office:value="0.139621282233778">
                <text:p>0.139621282233778</text:p>
              </table:table-cell>
              <table:table-cell office:value-type="float" office:value="0.148948627856646">
                <text:p>0.148948627856646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0.149622722071669">
                <text:p>0.149622722071669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1.13030189883903">
                <text:p>1.13030189883903</text:p>
              </table:table-cell>
              <table:table-cell office:value-type="float" office:value="0.713900106020179">
                <text:p>0.713900106020179</text:p>
              </table:table-cell>
              <table:table-cell office:value-type="float" office:value="0.3304758743224">
                <text:p>0.3304758743224</text:p>
              </table:table-cell>
              <table:table-cell office:value-type="float" office:value="0.718920162977761">
                <text:p>0.718920162977761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2-16</text:p>
                <draw:g>
                  <svg:desc>Sheet1.B22:Sheet1.B22</svg:desc>
                </draw:g>
              </table:table-cell>
              <table:table-cell office:value-type="float" office:value="0.139106711112306">
                <text:p>0.139106711112306</text:p>
                <draw:g>
                  <svg:desc>Sheet1.C22:Sheet1.AB22</svg:desc>
                </draw:g>
              </table:table-cell>
              <table:table-cell office:value-type="float" office:value="0.140246318074672">
                <text:p>0.140246318074672</text:p>
              </table:table-cell>
              <table:table-cell office:value-type="float" office:value="0.148759861505572">
                <text:p>0.148759861505572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0.149653930393403">
                <text:p>0.149653930393403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1.13190932006658">
                <text:p>1.13190932006658</text:p>
              </table:table-cell>
              <table:table-cell office:value-type="float" office:value="0.717166684329797">
                <text:p>0.717166684329797</text:p>
              </table:table-cell>
              <table:table-cell office:value-type="float" office:value="0.336530666160057">
                <text:p>0.336530666160057</text:p>
              </table:table-cell>
              <table:table-cell office:value-type="float" office:value="0.729053173199877">
                <text:p>0.729053173199877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4-16</text:p>
                <draw:g>
                  <svg:desc>Sheet1.B23:Sheet1.B23</svg:desc>
                </draw:g>
              </table:table-cell>
              <table:table-cell office:value-type="float" office:value="0.138869921807239">
                <text:p>0.138869921807239</text:p>
                <draw:g>
                  <svg:desc>Sheet1.C23:Sheet1.AB23</svg:desc>
                </draw:g>
              </table:table-cell>
              <table:table-cell office:value-type="float" office:value="0.142371608115885">
                <text:p>0.142371608115885</text:p>
              </table:table-cell>
              <table:table-cell office:value-type="float" office:value="0.148278994493073">
                <text:p>0.148278994493073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0.149653930393403">
                <text:p>0.149653930393403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1.13326246968829">
                <text:p>1.13326246968829</text:p>
              </table:table-cell>
              <table:table-cell office:value-type="float" office:value="0.723563948294174">
                <text:p>0.723563948294174</text:p>
              </table:table-cell>
              <table:table-cell office:value-type="float" office:value="0.347829063003798">
                <text:p>0.347829063003798</text:p>
              </table:table-cell>
              <table:table-cell office:value-type="float" office:value="0.733243763067724">
                <text:p>0.733243763067724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8-16</text:p>
                <draw:g>
                  <svg:desc>Sheet1.B24:Sheet1.B24</svg:desc>
                </draw:g>
              </table:table-cell>
              <table:table-cell office:value-type="float" office:value="0.141942257196987">
                <text:p>0.141942257196987</text:p>
                <draw:g>
                  <svg:desc>Sheet1.C24:Sheet1.AB24</svg:desc>
                </draw:g>
              </table:table-cell>
              <table:table-cell office:value-type="float" office:value="0.144655969596895">
                <text:p>0.144655969596895</text:p>
              </table:table-cell>
              <table:table-cell office:value-type="float" office:value="0.151356077800576">
                <text:p>0.151356077800576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0.383827168780608">
                <text:p>0.383827168780608</text:p>
              </table:table-cell>
              <table:table-cell office:value-type="float" office:value="NaN">
                <text:p>NaN</text:p>
              </table:table-cell>
              <table:table-cell office:value-type="float" office:value="0.149653930393403">
                <text:p>0.149653930393403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1.13290062887797">
                <text:p>1.13290062887797</text:p>
              </table:table-cell>
              <table:table-cell office:value-type="float" office:value="0.730718700869273">
                <text:p>0.730718700869273</text:p>
              </table:table-cell>
              <table:table-cell office:value-type="float" office:value="0.364436628560621">
                <text:p>0.364436628560621</text:p>
              </table:table-cell>
              <table:table-cell office:value-type="float" office:value="0.741707238168694">
                <text:p>0.741707238168694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163cm" svg:height="8.997cm" xlink:href=".." xlink:type="simple" chart:class="chart:bar" chart:style-name="ch1">
        <chart:legend svg:x="0cm" svg:y="0cm" style:legend-expansion="custom" chartooo:width="49.162cm" chartooo:height="8.997cm" style:legend-expansion-aspect-ratio="5.46426586639991" chart:style-name="ch2"/>
        <chart:plot-area chart:style-name="ch3" table:cell-range-address="Sheet1.C77:Sheet1.C77 Sheet1.C71:Sheet1.AB71 Sheet1.B73:Sheet1.B73 Sheet1.C74:Sheet1.AB74" chart:data-source-has-labels="both" svg:x="0.983cm" svg:y="0.179cm" svg:width="47.197cm" svg:height="8.639cm">
          <chartooo:coordinate-region svg:x="2.383cm" svg:y="0.392cm" svg:width="45.797cm" svg:height="7.327cm"/>
          <chart:axis chart:dimension="x" chart:name="primary-x" chart:style-name="ch4" chartooo:axis-type="auto">
            <chartooo:date-scale/>
            <chart:categories table:cell-range-address="Sheet1.C71:Sheet1.A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4:Sheet1.AB74" chart:label-cell-address="Sheet1.B73:Sheet1.B73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71:Sheet1.AB71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10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mcf</text:p>
              </table:table-cell>
              <table:table-cell office:value-type="string">
                <text:p>soplex</text:p>
              </table:table-cell>
              <table:table-cell office:value-type="string">
                <text:p>omnetpp</text:p>
              </table:table-cell>
            </table:table-row>
          </table:table-header-rows>
          <table:table-rows>
            <table:table-row>
              <table:table-cell office:value-type="string">
                <text:p>TLB miss</text:p>
                <draw:g>
                  <svg:desc>Sheet1.B73:Sheet1.B73</svg:desc>
                </draw:g>
              </table:table-cell>
              <table:table-cell office:value-type="float" office:value="0.273009520355593">
                <text:p>0.273009520355593</text:p>
                <draw:g>
                  <svg:desc>Sheet1.C74:Sheet1.AB74</svg:desc>
                </draw:g>
              </table:table-cell>
              <table:table-cell office:value-type="float" office:value="0.257245244399885">
                <text:p>0.257245244399885</text:p>
              </table:table-cell>
              <table:table-cell office:value-type="float" office:value="0.281344875495175">
                <text:p>0.281344875495175</text:p>
              </table:table-cell>
              <table:table-cell office:value-type="float" office:value="0.0149271273644349">
                <text:p>0.0149271273644349</text:p>
              </table:table-cell>
              <table:table-cell office:value-type="float" office:value="0.0471892867189461">
                <text:p>0.0471892867189461</text:p>
              </table:table-cell>
              <table:table-cell office:value-type="float" office:value="9.02881007563608">
                <text:p>9.02881007563608</text:p>
              </table:table-cell>
              <table:table-cell office:value-type="float" office:value="1.00239942149373">
                <text:p>1.00239942149373</text:p>
              </table:table-cell>
              <table:table-cell office:value-type="float" office:value="1.30009194254201">
                <text:p>1.30009194254201</text:p>
              </table:table-cell>
              <table:table-cell office:value-type="float" office:value="33.5499484442288">
                <text:p>33.5499484442288</text:p>
              </table:table-cell>
              <table:table-cell office:value-type="float" office:value="26.3689138038057">
                <text:p>26.3689138038057</text:p>
              </table:table-cell>
              <table:table-cell office:value-type="float" office:value="1.45041094232823">
                <text:p>1.45041094232823</text:p>
              </table:table-cell>
              <table:table-cell office:value-type="float" office:value="1.34961235577804">
                <text:p>1.34961235577804</text:p>
              </table:table-cell>
              <table:table-cell office:value-type="float" office:value="2.13800034622709">
                <text:p>2.13800034622709</text:p>
              </table:table-cell>
              <table:table-cell office:value-type="float" office:value="2.25888321308335">
                <text:p>2.25888321308335</text:p>
              </table:table-cell>
              <table:table-cell office:value-type="float" office:value="22.4077183589046">
                <text:p>22.4077183589046</text:p>
              </table:table-cell>
              <table:table-cell office:value-type="float" office:value="1.13696001989391">
                <text:p>1.13696001989391</text:p>
              </table:table-cell>
              <table:table-cell office:value-type="float" office:value="8.87561173385137">
                <text:p>8.87561173385137</text:p>
              </table:table-cell>
              <table:table-cell office:value-type="float" office:value="1.04540640370342">
                <text:p>1.04540640370342</text:p>
              </table:table-cell>
              <table:table-cell office:value-type="float" office:value="26.6567270044971">
                <text:p>26.6567270044971</text:p>
              </table:table-cell>
              <table:table-cell office:value-type="float" office:value="10.8058543477081">
                <text:p>10.805854347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